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6.42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" table:style-name="ta1">
        <table:shapes>
          <draw:frame draw:z-index="0" draw:style-name="gr1" draw:text-style-name="P1" svg:width="159.99mm" svg:height="89.99mm" svg:x="127.92mm" svg:y="1mm">
            <loext:p draw:notify-on-update-of-ranges="time.B1:time.B1 time.B2:time.B102 time.C1:time.C1 time.C2:time.C102 time.D1:time.D1 time.D2:time.D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07.77mm" svg:y="0.01mm">
            <loext:p draw:notify-on-update-of-ranges="time.B2:time.B102 time.G1:time.G1 time.G2:time.G10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303.64mm" svg:y="99.02mm">
            <loext:p draw:notify-on-update-of-ranges="time.B1:time.B1 time.B2:time.B102 time.F1:time.F1 time.F2:time.F10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2:42</text:p>
          </table:table-cell>
          <table:table-cell office:value-type="float" office:value="0.004639" calcext:value-type="float">
            <text:p>0.004639</text:p>
          </table:table-cell>
          <table:table-cell office:value-type="float" office:value="0.003257" calcext:value-type="float">
            <text:p>0.003257</text:p>
          </table:table-cell>
          <table:table-cell office:value-type="float" office:value="0" calcext:value-type="float">
            <text:p>0</text:p>
          </table:table-cell>
          <table:table-cell office:value-type="float" office:value="61931" calcext:value-type="float">
            <text:p>6193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2:43</text:p>
          </table:table-cell>
          <table:table-cell office:value-type="float" office:value="0.003105" calcext:value-type="float">
            <text:p>0.003105</text:p>
          </table:table-cell>
          <table:table-cell office:value-type="float" office:value="0.001506" calcext:value-type="float">
            <text:p>0.001506</text:p>
          </table:table-cell>
          <table:table-cell office:value-type="float" office:value="0" calcext:value-type="float">
            <text:p>0</text:p>
          </table:table-cell>
          <table:table-cell office:value-type="float" office:value="31589" calcext:value-type="float">
            <text:p>3158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2:44</text:p>
          </table:table-cell>
          <table:table-cell office:value-type="float" office:value="0.002713" calcext:value-type="float">
            <text:p>0.002713</text:p>
          </table:table-cell>
          <table:table-cell office:value-type="float" office:value="0.001844" calcext:value-type="float">
            <text:p>0.001844</text:p>
          </table:table-cell>
          <table:table-cell office:value-type="float" office:value="0" calcext:value-type="float">
            <text:p>0</text:p>
          </table:table-cell>
          <table:table-cell office:value-type="float" office:value="38841" calcext:value-type="float">
            <text:p>3884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2:45</text:p>
          </table:table-cell>
          <table:table-cell office:value-type="float" office:value="0.003006" calcext:value-type="float">
            <text:p>0.003006</text:p>
          </table:table-cell>
          <table:table-cell office:value-type="float" office:value="0.001402" calcext:value-type="float">
            <text:p>0.001402</text:p>
          </table:table-cell>
          <table:table-cell office:value-type="float" office:value="0" calcext:value-type="float">
            <text:p>0</text:p>
          </table:table-cell>
          <table:table-cell office:value-type="float" office:value="28906" calcext:value-type="float">
            <text:p>2890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2:46</text:p>
          </table:table-cell>
          <table:table-cell office:value-type="float" office:value="0.003214" calcext:value-type="float">
            <text:p>0.003214</text:p>
          </table:table-cell>
          <table:table-cell office:value-type="float" office:value="0.002809" calcext:value-type="float">
            <text:p>0.002809</text:p>
          </table:table-cell>
          <table:table-cell office:value-type="float" office:value="0" calcext:value-type="float">
            <text:p>0</text:p>
          </table:table-cell>
          <table:table-cell office:value-type="float" office:value="52324" calcext:value-type="float">
            <text:p>5232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2:47</text:p>
          </table:table-cell>
          <table:table-cell office:value-type="float" office:value="0.003328" calcext:value-type="float">
            <text:p>0.003328</text:p>
          </table:table-cell>
          <table:table-cell office:value-type="float" office:value="0.003519" calcext:value-type="float">
            <text:p>0.003519</text:p>
          </table:table-cell>
          <table:table-cell office:value-type="float" office:value="0" calcext:value-type="float">
            <text:p>0</text:p>
          </table:table-cell>
          <table:table-cell office:value-type="float" office:value="63912" calcext:value-type="float">
            <text:p>6391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2:48</text:p>
          </table:table-cell>
          <table:table-cell office:value-type="float" office:value="0.004836" calcext:value-type="float">
            <text:p>0.004836</text:p>
          </table:table-cell>
          <table:table-cell office:value-type="float" office:value="0.005753" calcext:value-type="float">
            <text:p>0.005753</text:p>
          </table:table-cell>
          <table:table-cell office:value-type="float" office:value="0" calcext:value-type="float">
            <text:p>0</text:p>
          </table:table-cell>
          <table:table-cell office:value-type="float" office:value="101148" calcext:value-type="float">
            <text:p>10114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2:49</text:p>
          </table:table-cell>
          <table:table-cell office:value-type="float" office:value="0.003087" calcext:value-type="float">
            <text:p>0.003087</text:p>
          </table:table-cell>
          <table:table-cell office:value-type="float" office:value="0.003276" calcext:value-type="float">
            <text:p>0.003276</text:p>
          </table:table-cell>
          <table:table-cell office:value-type="float" office:value="0" calcext:value-type="float">
            <text:p>0</text:p>
          </table:table-cell>
          <table:table-cell office:value-type="float" office:value="61998" calcext:value-type="float">
            <text:p>6199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2:50</text:p>
          </table:table-cell>
          <table:table-cell office:value-type="float" office:value="0.002844" calcext:value-type="float">
            <text:p>0.002844</text:p>
          </table:table-cell>
          <table:table-cell office:value-type="float" office:value="0.002967" calcext:value-type="float">
            <text:p>0.002967</text:p>
          </table:table-cell>
          <table:table-cell office:value-type="float" office:value="0" calcext:value-type="float">
            <text:p>0</text:p>
          </table:table-cell>
          <table:table-cell office:value-type="float" office:value="64373" calcext:value-type="float">
            <text:p>6437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2:51</text:p>
          </table:table-cell>
          <table:table-cell office:value-type="float" office:value="0.002796" calcext:value-type="float">
            <text:p>0.002796</text:p>
          </table:table-cell>
          <table:table-cell office:value-type="float" office:value="0.003105" calcext:value-type="float">
            <text:p>0.003105</text:p>
          </table:table-cell>
          <table:table-cell office:value-type="float" office:value="0" calcext:value-type="float">
            <text:p>0</text:p>
          </table:table-cell>
          <table:table-cell office:value-type="float" office:value="56696" calcext:value-type="float">
            <text:p>5669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2:52</text:p>
          </table:table-cell>
          <table:table-cell office:value-type="float" office:value="0.010335" calcext:value-type="float">
            <text:p>0.010335</text:p>
          </table:table-cell>
          <table:table-cell office:value-type="float" office:value="0.004904" calcext:value-type="float">
            <text:p>0.004904</text:p>
          </table:table-cell>
          <table:table-cell office:value-type="float" office:value="0" calcext:value-type="float">
            <text:p>0</text:p>
          </table:table-cell>
          <table:table-cell office:value-type="float" office:value="92869" calcext:value-type="float">
            <text:p>9286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2:53</text:p>
          </table:table-cell>
          <table:table-cell office:value-type="float" office:value="0.014754" calcext:value-type="float">
            <text:p>0.014754</text:p>
          </table:table-cell>
          <table:table-cell office:value-type="float" office:value="0.005846" calcext:value-type="float">
            <text:p>0.005846</text:p>
          </table:table-cell>
          <table:table-cell office:value-type="float" office:value="0" calcext:value-type="float">
            <text:p>0</text:p>
          </table:table-cell>
          <table:table-cell office:value-type="float" office:value="112628" calcext:value-type="float">
            <text:p>11262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2:54</text:p>
          </table:table-cell>
          <table:table-cell office:value-type="float" office:value="0.013073" calcext:value-type="float">
            <text:p>0.013073</text:p>
          </table:table-cell>
          <table:table-cell office:value-type="float" office:value="0.009625" calcext:value-type="float">
            <text:p>0.009625</text:p>
          </table:table-cell>
          <table:table-cell office:value-type="float" office:value="0" calcext:value-type="float">
            <text:p>0</text:p>
          </table:table-cell>
          <table:table-cell office:value-type="float" office:value="97582" calcext:value-type="float">
            <text:p>9758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2:55</text:p>
          </table:table-cell>
          <table:table-cell office:value-type="float" office:value="0.012331" calcext:value-type="float">
            <text:p>0.012331</text:p>
          </table:table-cell>
          <table:table-cell office:value-type="float" office:value="0.004631" calcext:value-type="float">
            <text:p>0.004631</text:p>
          </table:table-cell>
          <table:table-cell office:value-type="float" office:value="0" calcext:value-type="float">
            <text:p>0</text:p>
          </table:table-cell>
          <table:table-cell office:value-type="float" office:value="70560" calcext:value-type="float">
            <text:p>7056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2:56</text:p>
          </table:table-cell>
          <table:table-cell office:value-type="float" office:value="0.01087" calcext:value-type="float">
            <text:p>0.01087</text:p>
          </table:table-cell>
          <table:table-cell office:value-type="float" office:value="0.004526" calcext:value-type="float">
            <text:p>0.004526</text:p>
          </table:table-cell>
          <table:table-cell office:value-type="float" office:value="0" calcext:value-type="float">
            <text:p>0</text:p>
          </table:table-cell>
          <table:table-cell office:value-type="float" office:value="73191" calcext:value-type="float">
            <text:p>7319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2:57</text:p>
          </table:table-cell>
          <table:table-cell office:value-type="float" office:value="0.012473" calcext:value-type="float">
            <text:p>0.012473</text:p>
          </table:table-cell>
          <table:table-cell office:value-type="float" office:value="0.003843" calcext:value-type="float">
            <text:p>0.003843</text:p>
          </table:table-cell>
          <table:table-cell office:value-type="float" office:value="0" calcext:value-type="float">
            <text:p>0</text:p>
          </table:table-cell>
          <table:table-cell office:value-type="float" office:value="73467" calcext:value-type="float">
            <text:p>7346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2:58</text:p>
          </table:table-cell>
          <table:table-cell office:value-type="float" office:value="0.010472" calcext:value-type="float">
            <text:p>0.010472</text:p>
          </table:table-cell>
          <table:table-cell office:value-type="float" office:value="0.00342" calcext:value-type="float">
            <text:p>0.00342</text:p>
          </table:table-cell>
          <table:table-cell office:value-type="float" office:value="0" calcext:value-type="float">
            <text:p>0</text:p>
          </table:table-cell>
          <table:table-cell office:value-type="float" office:value="76498" calcext:value-type="float">
            <text:p>7649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2:59</text:p>
          </table:table-cell>
          <table:table-cell office:value-type="float" office:value="0.010617" calcext:value-type="float">
            <text:p>0.010617</text:p>
          </table:table-cell>
          <table:table-cell office:value-type="float" office:value="0.00369" calcext:value-type="float">
            <text:p>0.00369</text:p>
          </table:table-cell>
          <table:table-cell office:value-type="float" office:value="0" calcext:value-type="float">
            <text:p>0</text:p>
          </table:table-cell>
          <table:table-cell office:value-type="float" office:value="58870" calcext:value-type="float">
            <text:p>5887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3:00</text:p>
          </table:table-cell>
          <table:table-cell office:value-type="float" office:value="0.009127" calcext:value-type="float">
            <text:p>0.009127</text:p>
          </table:table-cell>
          <table:table-cell office:value-type="float" office:value="0.001801" calcext:value-type="float">
            <text:p>0.001801</text:p>
          </table:table-cell>
          <table:table-cell office:value-type="float" office:value="0" calcext:value-type="float">
            <text:p>0</text:p>
          </table:table-cell>
          <table:table-cell office:value-type="float" office:value="42670" calcext:value-type="float">
            <text:p>4267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3:01</text:p>
          </table:table-cell>
          <table:table-cell office:value-type="float" office:value="0.008614" calcext:value-type="float">
            <text:p>0.008614</text:p>
          </table:table-cell>
          <table:table-cell office:value-type="float" office:value="0.001068" calcext:value-type="float">
            <text:p>0.001068</text:p>
          </table:table-cell>
          <table:table-cell office:value-type="float" office:value="0" calcext:value-type="float">
            <text:p>0</text:p>
          </table:table-cell>
          <table:table-cell office:value-type="float" office:value="24483" calcext:value-type="float">
            <text:p>2448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3:02</text:p>
          </table:table-cell>
          <table:table-cell office:value-type="float" office:value="0.009729" calcext:value-type="float">
            <text:p>0.009729</text:p>
          </table:table-cell>
          <table:table-cell office:value-type="float" office:value="0.002203" calcext:value-type="float">
            <text:p>0.002203</text:p>
          </table:table-cell>
          <table:table-cell office:value-type="float" office:value="0" calcext:value-type="float">
            <text:p>0</text:p>
          </table:table-cell>
          <table:table-cell office:value-type="float" office:value="48279" calcext:value-type="float">
            <text:p>4827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3:03</text:p>
          </table:table-cell>
          <table:table-cell office:value-type="float" office:value="0.009005" calcext:value-type="float">
            <text:p>0.009005</text:p>
          </table:table-cell>
          <table:table-cell office:value-type="float" office:value="0.001281" calcext:value-type="float">
            <text:p>0.001281</text:p>
          </table:table-cell>
          <table:table-cell office:value-type="float" office:value="0" calcext:value-type="float">
            <text:p>0</text:p>
          </table:table-cell>
          <table:table-cell office:value-type="float" office:value="29146" calcext:value-type="float">
            <text:p>2914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3:04</text:p>
          </table:table-cell>
          <table:table-cell office:value-type="float" office:value="0.009468" calcext:value-type="float">
            <text:p>0.009468</text:p>
          </table:table-cell>
          <table:table-cell office:value-type="float" office:value="0.004353" calcext:value-type="float">
            <text:p>0.004353</text:p>
          </table:table-cell>
          <table:table-cell office:value-type="float" office:value="0" calcext:value-type="float">
            <text:p>0</text:p>
          </table:table-cell>
          <table:table-cell office:value-type="float" office:value="52046" calcext:value-type="float">
            <text:p>5204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3:05</text:p>
          </table:table-cell>
          <table:table-cell office:value-type="float" office:value="0.009885" calcext:value-type="float">
            <text:p>0.009885</text:p>
          </table:table-cell>
          <table:table-cell office:value-type="float" office:value="0.005797" calcext:value-type="float">
            <text:p>0.005797</text:p>
          </table:table-cell>
          <table:table-cell office:value-type="float" office:value="0" calcext:value-type="float">
            <text:p>0</text:p>
          </table:table-cell>
          <table:table-cell office:value-type="float" office:value="64986" calcext:value-type="float">
            <text:p>6498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3:06</text:p>
          </table:table-cell>
          <table:table-cell office:value-type="float" office:value="0.009821" calcext:value-type="float">
            <text:p>0.009821</text:p>
          </table:table-cell>
          <table:table-cell office:value-type="float" office:value="0.00528" calcext:value-type="float">
            <text:p>0.00528</text:p>
          </table:table-cell>
          <table:table-cell office:value-type="float" office:value="0" calcext:value-type="float">
            <text:p>0</text:p>
          </table:table-cell>
          <table:table-cell office:value-type="float" office:value="49581" calcext:value-type="float">
            <text:p>4958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3:07</text:p>
          </table:table-cell>
          <table:table-cell office:value-type="float" office:value="0.012064" calcext:value-type="float">
            <text:p>0.012064</text:p>
          </table:table-cell>
          <table:table-cell office:value-type="float" office:value="0.004135" calcext:value-type="float">
            <text:p>0.004135</text:p>
          </table:table-cell>
          <table:table-cell office:value-type="float" office:value="0" calcext:value-type="float">
            <text:p>0</text:p>
          </table:table-cell>
          <table:table-cell office:value-type="float" office:value="77822" calcext:value-type="float">
            <text:p>7782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3:08</text:p>
          </table:table-cell>
          <table:table-cell office:value-type="float" office:value="0.008977" calcext:value-type="float">
            <text:p>0.008977</text:p>
          </table:table-cell>
          <table:table-cell office:value-type="float" office:value="0.001385" calcext:value-type="float">
            <text:p>0.001385</text:p>
          </table:table-cell>
          <table:table-cell office:value-type="float" office:value="0" calcext:value-type="float">
            <text:p>0</text:p>
          </table:table-cell>
          <table:table-cell office:value-type="float" office:value="30498" calcext:value-type="float">
            <text:p>3049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3:09</text:p>
          </table:table-cell>
          <table:table-cell office:value-type="float" office:value="0.009613" calcext:value-type="float">
            <text:p>0.009613</text:p>
          </table:table-cell>
          <table:table-cell office:value-type="float" office:value="0.001356" calcext:value-type="float">
            <text:p>0.001356</text:p>
          </table:table-cell>
          <table:table-cell office:value-type="float" office:value="0" calcext:value-type="float">
            <text:p>0</text:p>
          </table:table-cell>
          <table:table-cell office:value-type="float" office:value="31589" calcext:value-type="float">
            <text:p>3158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3:10</text:p>
          </table:table-cell>
          <table:table-cell office:value-type="float" office:value="0.009462" calcext:value-type="float">
            <text:p>0.009462</text:p>
          </table:table-cell>
          <table:table-cell office:value-type="float" office:value="0.001495" calcext:value-type="float">
            <text:p>0.001495</text:p>
          </table:table-cell>
          <table:table-cell office:value-type="float" office:value="0" calcext:value-type="float">
            <text:p>0</text:p>
          </table:table-cell>
          <table:table-cell office:value-type="float" office:value="41642" calcext:value-type="float">
            <text:p>4164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3:11</text:p>
          </table:table-cell>
          <table:table-cell office:value-type="float" office:value="0.010915" calcext:value-type="float">
            <text:p>0.010915</text:p>
          </table:table-cell>
          <table:table-cell office:value-type="float" office:value="0.004465" calcext:value-type="float">
            <text:p>0.004465</text:p>
          </table:table-cell>
          <table:table-cell office:value-type="float" office:value="0" calcext:value-type="float">
            <text:p>0</text:p>
          </table:table-cell>
          <table:table-cell office:value-type="float" office:value="70964" calcext:value-type="float">
            <text:p>7096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3:12</text:p>
          </table:table-cell>
          <table:table-cell office:value-type="float" office:value="0.010671" calcext:value-type="float">
            <text:p>0.010671</text:p>
          </table:table-cell>
          <table:table-cell office:value-type="float" office:value="0.003577" calcext:value-type="float">
            <text:p>0.003577</text:p>
          </table:table-cell>
          <table:table-cell office:value-type="float" office:value="0" calcext:value-type="float">
            <text:p>0</text:p>
          </table:table-cell>
          <table:table-cell office:value-type="float" office:value="76982" calcext:value-type="float">
            <text:p>7698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3:13</text:p>
          </table:table-cell>
          <table:table-cell office:value-type="float" office:value="0.011185" calcext:value-type="float">
            <text:p>0.011185</text:p>
          </table:table-cell>
          <table:table-cell office:value-type="float" office:value="0.001569" calcext:value-type="float">
            <text:p>0.001569</text:p>
          </table:table-cell>
          <table:table-cell office:value-type="float" office:value="0" calcext:value-type="float">
            <text:p>0</text:p>
          </table:table-cell>
          <table:table-cell office:value-type="float" office:value="35809" calcext:value-type="float">
            <text:p>3580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3:14</text:p>
          </table:table-cell>
          <table:table-cell office:value-type="float" office:value="0.008513" calcext:value-type="float">
            <text:p>0.008513</text:p>
          </table:table-cell>
          <table:table-cell office:value-type="float" office:value="0.000912" calcext:value-type="float">
            <text:p>0.000912</text:p>
          </table:table-cell>
          <table:table-cell office:value-type="float" office:value="0" calcext:value-type="float">
            <text:p>0</text:p>
          </table:table-cell>
          <table:table-cell office:value-type="float" office:value="22057" calcext:value-type="float">
            <text:p>2205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3:15</text:p>
          </table:table-cell>
          <table:table-cell office:value-type="float" office:value="0.011376" calcext:value-type="float">
            <text:p>0.011376</text:p>
          </table:table-cell>
          <table:table-cell office:value-type="float" office:value="0.002973" calcext:value-type="float">
            <text:p>0.002973</text:p>
          </table:table-cell>
          <table:table-cell office:value-type="float" office:value="0" calcext:value-type="float">
            <text:p>0</text:p>
          </table:table-cell>
          <table:table-cell office:value-type="float" office:value="62924" calcext:value-type="float">
            <text:p>6292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3:16</text:p>
          </table:table-cell>
          <table:table-cell office:value-type="float" office:value="0.012381" calcext:value-type="float">
            <text:p>0.012381</text:p>
          </table:table-cell>
          <table:table-cell office:value-type="float" office:value="0.002548" calcext:value-type="float">
            <text:p>0.002548</text:p>
          </table:table-cell>
          <table:table-cell office:value-type="float" office:value="0" calcext:value-type="float">
            <text:p>0</text:p>
          </table:table-cell>
          <table:table-cell office:value-type="float" office:value="53690" calcext:value-type="float">
            <text:p>5369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3:17</text:p>
          </table:table-cell>
          <table:table-cell office:value-type="float" office:value="0.010273" calcext:value-type="float">
            <text:p>0.010273</text:p>
          </table:table-cell>
          <table:table-cell office:value-type="float" office:value="0.003896" calcext:value-type="float">
            <text:p>0.003896</text:p>
          </table:table-cell>
          <table:table-cell office:value-type="float" office:value="0" calcext:value-type="float">
            <text:p>0</text:p>
          </table:table-cell>
          <table:table-cell office:value-type="float" office:value="63936" calcext:value-type="float">
            <text:p>6393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3:18</text:p>
          </table:table-cell>
          <table:table-cell office:value-type="float" office:value="0.01019" calcext:value-type="float">
            <text:p>0.01019</text:p>
          </table:table-cell>
          <table:table-cell office:value-type="float" office:value="0.00263" calcext:value-type="float">
            <text:p>0.00263</text:p>
          </table:table-cell>
          <table:table-cell office:value-type="float" office:value="0" calcext:value-type="float">
            <text:p>0</text:p>
          </table:table-cell>
          <table:table-cell office:value-type="float" office:value="58738" calcext:value-type="float">
            <text:p>5873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3:19</text:p>
          </table:table-cell>
          <table:table-cell office:value-type="float" office:value="0.015009" calcext:value-type="float">
            <text:p>0.015009</text:p>
          </table:table-cell>
          <table:table-cell office:value-type="float" office:value="0.010842" calcext:value-type="float">
            <text:p>0.010842</text:p>
          </table:table-cell>
          <table:table-cell office:value-type="float" office:value="0" calcext:value-type="float">
            <text:p>0</text:p>
          </table:table-cell>
          <table:table-cell office:value-type="float" office:value="117714" calcext:value-type="float">
            <text:p>11771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3:20</text:p>
          </table:table-cell>
          <table:table-cell office:value-type="float" office:value="0.011196" calcext:value-type="float">
            <text:p>0.011196</text:p>
          </table:table-cell>
          <table:table-cell office:value-type="float" office:value="0.005181" calcext:value-type="float">
            <text:p>0.005181</text:p>
          </table:table-cell>
          <table:table-cell office:value-type="float" office:value="0" calcext:value-type="float">
            <text:p>0</text:p>
          </table:table-cell>
          <table:table-cell office:value-type="float" office:value="116394" calcext:value-type="float">
            <text:p>11639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3:21</text:p>
          </table:table-cell>
          <table:table-cell office:value-type="float" office:value="0.009185" calcext:value-type="float">
            <text:p>0.009185</text:p>
          </table:table-cell>
          <table:table-cell office:value-type="float" office:value="0.002039" calcext:value-type="float">
            <text:p>0.002039</text:p>
          </table:table-cell>
          <table:table-cell office:value-type="float" office:value="0" calcext:value-type="float">
            <text:p>0</text:p>
          </table:table-cell>
          <table:table-cell office:value-type="float" office:value="45979" calcext:value-type="float">
            <text:p>4597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3:22</text:p>
          </table:table-cell>
          <table:table-cell office:value-type="float" office:value="0.01041" calcext:value-type="float">
            <text:p>0.01041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" calcext:value-type="float">
            <text:p>0</text:p>
          </table:table-cell>
          <table:table-cell office:value-type="float" office:value="59897" calcext:value-type="float">
            <text:p>5989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3:23</text:p>
          </table:table-cell>
          <table:table-cell office:value-type="float" office:value="0.00986" calcext:value-type="float">
            <text:p>0.00986</text:p>
          </table:table-cell>
          <table:table-cell office:value-type="float" office:value="0.004547" calcext:value-type="float">
            <text:p>0.004547</text:p>
          </table:table-cell>
          <table:table-cell office:value-type="float" office:value="0" calcext:value-type="float">
            <text:p>0</text:p>
          </table:table-cell>
          <table:table-cell office:value-type="float" office:value="73080" calcext:value-type="float">
            <text:p>7308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3:24</text:p>
          </table:table-cell>
          <table:table-cell office:value-type="float" office:value="0.010284" calcext:value-type="float">
            <text:p>0.010284</text:p>
          </table:table-cell>
          <table:table-cell office:value-type="float" office:value="0.003036" calcext:value-type="float">
            <text:p>0.003036</text:p>
          </table:table-cell>
          <table:table-cell office:value-type="float" office:value="0" calcext:value-type="float">
            <text:p>0</text:p>
          </table:table-cell>
          <table:table-cell office:value-type="float" office:value="66328" calcext:value-type="float">
            <text:p>6632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3:25</text:p>
          </table:table-cell>
          <table:table-cell office:value-type="float" office:value="0.009879" calcext:value-type="float">
            <text:p>0.009879</text:p>
          </table:table-cell>
          <table:table-cell office:value-type="float" office:value="0.002043" calcext:value-type="float">
            <text:p>0.002043</text:p>
          </table:table-cell>
          <table:table-cell office:value-type="float" office:value="0" calcext:value-type="float">
            <text:p>0</text:p>
          </table:table-cell>
          <table:table-cell office:value-type="float" office:value="45861" calcext:value-type="float">
            <text:p>4586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3:26</text:p>
          </table:table-cell>
          <table:table-cell office:value-type="float" office:value="0.010502" calcext:value-type="float">
            <text:p>0.010502</text:p>
          </table:table-cell>
          <table:table-cell office:value-type="float" office:value="0.004117" calcext:value-type="float">
            <text:p>0.004117</text:p>
          </table:table-cell>
          <table:table-cell office:value-type="float" office:value="0" calcext:value-type="float">
            <text:p>0</text:p>
          </table:table-cell>
          <table:table-cell office:value-type="float" office:value="63249" calcext:value-type="float">
            <text:p>6324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3:27</text:p>
          </table:table-cell>
          <table:table-cell office:value-type="float" office:value="0.014216" calcext:value-type="float">
            <text:p>0.014216</text:p>
          </table:table-cell>
          <table:table-cell office:value-type="float" office:value="0.010191" calcext:value-type="float">
            <text:p>0.010191</text:p>
          </table:table-cell>
          <table:table-cell office:value-type="float" office:value="0" calcext:value-type="float">
            <text:p>0</text:p>
          </table:table-cell>
          <table:table-cell office:value-type="float" office:value="103130" calcext:value-type="float">
            <text:p>10313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3:28</text:p>
          </table:table-cell>
          <table:table-cell office:value-type="float" office:value="0.014706" calcext:value-type="float">
            <text:p>0.014706</text:p>
          </table:table-cell>
          <table:table-cell office:value-type="float" office:value="0.007051" calcext:value-type="float">
            <text:p>0.007051</text:p>
          </table:table-cell>
          <table:table-cell office:value-type="float" office:value="0" calcext:value-type="float">
            <text:p>0</text:p>
          </table:table-cell>
          <table:table-cell office:value-type="float" office:value="129162" calcext:value-type="float">
            <text:p>12916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3:29</text:p>
          </table:table-cell>
          <table:table-cell office:value-type="float" office:value="0.011514" calcext:value-type="float">
            <text:p>0.011514</text:p>
          </table:table-cell>
          <table:table-cell office:value-type="float" office:value="0.003952" calcext:value-type="float">
            <text:p>0.003952</text:p>
          </table:table-cell>
          <table:table-cell office:value-type="float" office:value="0" calcext:value-type="float">
            <text:p>0</text:p>
          </table:table-cell>
          <table:table-cell office:value-type="float" office:value="74586" calcext:value-type="float">
            <text:p>7458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3:30</text:p>
          </table:table-cell>
          <table:table-cell office:value-type="float" office:value="0.009669" calcext:value-type="float">
            <text:p>0.009669</text:p>
          </table:table-cell>
          <table:table-cell office:value-type="float" office:value="0.003341" calcext:value-type="float">
            <text:p>0.003341</text:p>
          </table:table-cell>
          <table:table-cell office:value-type="float" office:value="0" calcext:value-type="float">
            <text:p>0</text:p>
          </table:table-cell>
          <table:table-cell office:value-type="float" office:value="77917" calcext:value-type="float">
            <text:p>7791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3:31</text:p>
          </table:table-cell>
          <table:table-cell office:value-type="float" office:value="0.009172" calcext:value-type="float">
            <text:p>0.009172</text:p>
          </table:table-cell>
          <table:table-cell office:value-type="float" office:value="0.003986" calcext:value-type="float">
            <text:p>0.003986</text:p>
          </table:table-cell>
          <table:table-cell office:value-type="float" office:value="0" calcext:value-type="float">
            <text:p>0</text:p>
          </table:table-cell>
          <table:table-cell office:value-type="float" office:value="47612" calcext:value-type="float">
            <text:p>4761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3:32</text:p>
          </table:table-cell>
          <table:table-cell office:value-type="float" office:value="0.009615" calcext:value-type="float">
            <text:p>0.009615</text:p>
          </table:table-cell>
          <table:table-cell office:value-type="float" office:value="0.002089" calcext:value-type="float">
            <text:p>0.002089</text:p>
          </table:table-cell>
          <table:table-cell office:value-type="float" office:value="0" calcext:value-type="float">
            <text:p>0</text:p>
          </table:table-cell>
          <table:table-cell office:value-type="float" office:value="58099" calcext:value-type="float">
            <text:p>5809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3:33</text:p>
          </table:table-cell>
          <table:table-cell office:value-type="float" office:value="0.010852" calcext:value-type="float">
            <text:p>0.010852</text:p>
          </table:table-cell>
          <table:table-cell office:value-type="float" office:value="0.004575" calcext:value-type="float">
            <text:p>0.004575</text:p>
          </table:table-cell>
          <table:table-cell office:value-type="float" office:value="0" calcext:value-type="float">
            <text:p>0</text:p>
          </table:table-cell>
          <table:table-cell office:value-type="float" office:value="78792" calcext:value-type="float">
            <text:p>7879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3:34</text:p>
          </table:table-cell>
          <table:table-cell office:value-type="float" office:value="0.009797" calcext:value-type="float">
            <text:p>0.009797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" calcext:value-type="float">
            <text:p>0</text:p>
          </table:table-cell>
          <table:table-cell office:value-type="float" office:value="40973" calcext:value-type="float">
            <text:p>4097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3:35</text:p>
          </table:table-cell>
          <table:table-cell office:value-type="float" office:value="0.010853" calcext:value-type="float">
            <text:p>0.010853</text:p>
          </table:table-cell>
          <table:table-cell office:value-type="float" office:value="0.003592" calcext:value-type="float">
            <text:p>0.003592</text:p>
          </table:table-cell>
          <table:table-cell office:value-type="float" office:value="0" calcext:value-type="float">
            <text:p>0</text:p>
          </table:table-cell>
          <table:table-cell office:value-type="float" office:value="77030" calcext:value-type="float">
            <text:p>7703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3:36</text:p>
          </table:table-cell>
          <table:table-cell office:value-type="float" office:value="0.019375" calcext:value-type="float">
            <text:p>0.019375</text:p>
          </table:table-cell>
          <table:table-cell office:value-type="float" office:value="0.011209" calcext:value-type="float">
            <text:p>0.011209</text:p>
          </table:table-cell>
          <table:table-cell office:value-type="float" office:value="0" calcext:value-type="float">
            <text:p>0</text:p>
          </table:table-cell>
          <table:table-cell office:value-type="float" office:value="130329" calcext:value-type="float">
            <text:p>13032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3:37</text:p>
          </table:table-cell>
          <table:table-cell office:value-type="float" office:value="0.012797" calcext:value-type="float">
            <text:p>0.012797</text:p>
          </table:table-cell>
          <table:table-cell office:value-type="float" office:value="0.009646" calcext:value-type="float">
            <text:p>0.009646</text:p>
          </table:table-cell>
          <table:table-cell office:value-type="float" office:value="0" calcext:value-type="float">
            <text:p>0</text:p>
          </table:table-cell>
          <table:table-cell office:value-type="float" office:value="117746" calcext:value-type="float">
            <text:p>11774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3:38</text:p>
          </table:table-cell>
          <table:table-cell office:value-type="float" office:value="0.009738" calcext:value-type="float">
            <text:p>0.009738</text:p>
          </table:table-cell>
          <table:table-cell office:value-type="float" office:value="0.001866" calcext:value-type="float">
            <text:p>0.001866</text:p>
          </table:table-cell>
          <table:table-cell office:value-type="float" office:value="0" calcext:value-type="float">
            <text:p>0</text:p>
          </table:table-cell>
          <table:table-cell office:value-type="float" office:value="39608" calcext:value-type="float">
            <text:p>3960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3:39</text:p>
          </table:table-cell>
          <table:table-cell office:value-type="float" office:value="0.013678" calcext:value-type="float">
            <text:p>0.013678</text:p>
          </table:table-cell>
          <table:table-cell office:value-type="float" office:value="0.002212" calcext:value-type="float">
            <text:p>0.002212</text:p>
          </table:table-cell>
          <table:table-cell office:value-type="float" office:value="0" calcext:value-type="float">
            <text:p>0</text:p>
          </table:table-cell>
          <table:table-cell office:value-type="float" office:value="22140" calcext:value-type="float">
            <text:p>2214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3:40</text:p>
          </table:table-cell>
          <table:table-cell office:value-type="float" office:value="0.01072" calcext:value-type="float">
            <text:p>0.01072</text:p>
          </table:table-cell>
          <table:table-cell office:value-type="float" office:value="0.004059" calcext:value-type="float">
            <text:p>0.004059</text:p>
          </table:table-cell>
          <table:table-cell office:value-type="float" office:value="0" calcext:value-type="float">
            <text:p>0</text:p>
          </table:table-cell>
          <table:table-cell office:value-type="float" office:value="75262" calcext:value-type="float">
            <text:p>7526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3:41</text:p>
          </table:table-cell>
          <table:table-cell office:value-type="float" office:value="0.010095" calcext:value-type="float">
            <text:p>0.010095</text:p>
          </table:table-cell>
          <table:table-cell office:value-type="float" office:value="0.003788" calcext:value-type="float">
            <text:p>0.003788</text:p>
          </table:table-cell>
          <table:table-cell office:value-type="float" office:value="0" calcext:value-type="float">
            <text:p>0</text:p>
          </table:table-cell>
          <table:table-cell office:value-type="float" office:value="86668" calcext:value-type="float">
            <text:p>8666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3:42</text:p>
          </table:table-cell>
          <table:table-cell office:value-type="float" office:value="0.010061" calcext:value-type="float">
            <text:p>0.010061</text:p>
          </table:table-cell>
          <table:table-cell office:value-type="float" office:value="0.0028" calcext:value-type="float">
            <text:p>0.0028</text:p>
          </table:table-cell>
          <table:table-cell office:value-type="float" office:value="0" calcext:value-type="float">
            <text:p>0</text:p>
          </table:table-cell>
          <table:table-cell office:value-type="float" office:value="57133" calcext:value-type="float">
            <text:p>5713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3:43</text:p>
          </table:table-cell>
          <table:table-cell office:value-type="float" office:value="0.012514" calcext:value-type="float">
            <text:p>0.012514</text:p>
          </table:table-cell>
          <table:table-cell office:value-type="float" office:value="0.005804" calcext:value-type="float">
            <text:p>0.005804</text:p>
          </table:table-cell>
          <table:table-cell office:value-type="float" office:value="0" calcext:value-type="float">
            <text:p>0</text:p>
          </table:table-cell>
          <table:table-cell office:value-type="float" office:value="97388" calcext:value-type="float">
            <text:p>9738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3:44</text:p>
          </table:table-cell>
          <table:table-cell office:value-type="float" office:value="0.011456" calcext:value-type="float">
            <text:p>0.011456</text:p>
          </table:table-cell>
          <table:table-cell office:value-type="float" office:value="0.004949" calcext:value-type="float">
            <text:p>0.004949</text:p>
          </table:table-cell>
          <table:table-cell office:value-type="float" office:value="0" calcext:value-type="float">
            <text:p>0</text:p>
          </table:table-cell>
          <table:table-cell office:value-type="float" office:value="62111" calcext:value-type="float">
            <text:p>6211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3:45</text:p>
          </table:table-cell>
          <table:table-cell office:value-type="float" office:value="0.011515" calcext:value-type="float">
            <text:p>0.011515</text:p>
          </table:table-cell>
          <table:table-cell office:value-type="float" office:value="0.004775" calcext:value-type="float">
            <text:p>0.004775</text:p>
          </table:table-cell>
          <table:table-cell office:value-type="float" office:value="0" calcext:value-type="float">
            <text:p>0</text:p>
          </table:table-cell>
          <table:table-cell office:value-type="float" office:value="98140" calcext:value-type="float">
            <text:p>9814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3:46</text:p>
          </table:table-cell>
          <table:table-cell office:value-type="float" office:value="0.011873" calcext:value-type="float">
            <text:p>0.011873</text:p>
          </table:table-cell>
          <table:table-cell office:value-type="float" office:value="0.004485" calcext:value-type="float">
            <text:p>0.004485</text:p>
          </table:table-cell>
          <table:table-cell office:value-type="float" office:value="0" calcext:value-type="float">
            <text:p>0</text:p>
          </table:table-cell>
          <table:table-cell office:value-type="float" office:value="98621" calcext:value-type="float">
            <text:p>9862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3:47</text:p>
          </table:table-cell>
          <table:table-cell office:value-type="float" office:value="0.010638" calcext:value-type="float">
            <text:p>0.010638</text:p>
          </table:table-cell>
          <table:table-cell office:value-type="float" office:value="0.003395" calcext:value-type="float">
            <text:p>0.003395</text:p>
          </table:table-cell>
          <table:table-cell office:value-type="float" office:value="0" calcext:value-type="float">
            <text:p>0</text:p>
          </table:table-cell>
          <table:table-cell office:value-type="float" office:value="73276" calcext:value-type="float">
            <text:p>7327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3:48</text:p>
          </table:table-cell>
          <table:table-cell office:value-type="float" office:value="0.012123" calcext:value-type="float">
            <text:p>0.012123</text:p>
          </table:table-cell>
          <table:table-cell office:value-type="float" office:value="0.003577" calcext:value-type="float">
            <text:p>0.003577</text:p>
          </table:table-cell>
          <table:table-cell office:value-type="float" office:value="0" calcext:value-type="float">
            <text:p>0</text:p>
          </table:table-cell>
          <table:table-cell office:value-type="float" office:value="53665" calcext:value-type="float">
            <text:p>5366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3:49</text:p>
          </table:table-cell>
          <table:table-cell office:value-type="float" office:value="0.011739" calcext:value-type="float">
            <text:p>0.011739</text:p>
          </table:table-cell>
          <table:table-cell office:value-type="float" office:value="0.005199" calcext:value-type="float">
            <text:p>0.005199</text:p>
          </table:table-cell>
          <table:table-cell office:value-type="float" office:value="0" calcext:value-type="float">
            <text:p>0</text:p>
          </table:table-cell>
          <table:table-cell office:value-type="float" office:value="87605" calcext:value-type="float">
            <text:p>8760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3:50</text:p>
          </table:table-cell>
          <table:table-cell office:value-type="float" office:value="0.022091" calcext:value-type="float">
            <text:p>0.022091</text:p>
          </table:table-cell>
          <table:table-cell office:value-type="float" office:value="0.025029" calcext:value-type="float">
            <text:p>0.025029</text:p>
          </table:table-cell>
          <table:table-cell office:value-type="float" office:value="0" calcext:value-type="float">
            <text:p>0</text:p>
          </table:table-cell>
          <table:table-cell office:value-type="float" office:value="231516" calcext:value-type="float">
            <text:p>23151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3:51</text:p>
          </table:table-cell>
          <table:table-cell office:value-type="float" office:value="0.021087" calcext:value-type="float">
            <text:p>0.021087</text:p>
          </table:table-cell>
          <table:table-cell office:value-type="float" office:value="0.009427" calcext:value-type="float">
            <text:p>0.009427</text:p>
          </table:table-cell>
          <table:table-cell office:value-type="float" office:value="0" calcext:value-type="float">
            <text:p>0</text:p>
          </table:table-cell>
          <table:table-cell office:value-type="float" office:value="145954" calcext:value-type="float">
            <text:p>14595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3:52</text:p>
          </table:table-cell>
          <table:table-cell office:value-type="float" office:value="0.011197" calcext:value-type="float">
            <text:p>0.011197</text:p>
          </table:table-cell>
          <table:table-cell office:value-type="float" office:value="0.003736" calcext:value-type="float">
            <text:p>0.003736</text:p>
          </table:table-cell>
          <table:table-cell office:value-type="float" office:value="0" calcext:value-type="float">
            <text:p>0</text:p>
          </table:table-cell>
          <table:table-cell office:value-type="float" office:value="58929" calcext:value-type="float">
            <text:p>5892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3:53</text:p>
          </table:table-cell>
          <table:table-cell office:value-type="float" office:value="0.010426" calcext:value-type="float">
            <text:p>0.010426</text:p>
          </table:table-cell>
          <table:table-cell office:value-type="float" office:value="0.001852" calcext:value-type="float">
            <text:p>0.001852</text:p>
          </table:table-cell>
          <table:table-cell office:value-type="float" office:value="0" calcext:value-type="float">
            <text:p>0</text:p>
          </table:table-cell>
          <table:table-cell office:value-type="float" office:value="40413" calcext:value-type="float">
            <text:p>4041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3:54</text:p>
          </table:table-cell>
          <table:table-cell office:value-type="float" office:value="0.009639" calcext:value-type="float">
            <text:p>0.009639</text:p>
          </table:table-cell>
          <table:table-cell office:value-type="float" office:value="0.002133" calcext:value-type="float">
            <text:p>0.002133</text:p>
          </table:table-cell>
          <table:table-cell office:value-type="float" office:value="0" calcext:value-type="float">
            <text:p>0</text:p>
          </table:table-cell>
          <table:table-cell office:value-type="float" office:value="48645" calcext:value-type="float">
            <text:p>4864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3:55</text:p>
          </table:table-cell>
          <table:table-cell office:value-type="float" office:value="0.010092" calcext:value-type="float">
            <text:p>0.010092</text:p>
          </table:table-cell>
          <table:table-cell office:value-type="float" office:value="0.003058" calcext:value-type="float">
            <text:p>0.003058</text:p>
          </table:table-cell>
          <table:table-cell office:value-type="float" office:value="0" calcext:value-type="float">
            <text:p>0</text:p>
          </table:table-cell>
          <table:table-cell office:value-type="float" office:value="64252" calcext:value-type="float">
            <text:p>6425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3:56</text:p>
          </table:table-cell>
          <table:table-cell office:value-type="float" office:value="0.011077" calcext:value-type="float">
            <text:p>0.011077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0" calcext:value-type="float">
            <text:p>0</text:p>
          </table:table-cell>
          <table:table-cell office:value-type="float" office:value="72966" calcext:value-type="float">
            <text:p>729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3:57</text:p>
          </table:table-cell>
          <table:table-cell office:value-type="float" office:value="0.012255" calcext:value-type="float">
            <text:p>0.012255</text:p>
          </table:table-cell>
          <table:table-cell office:value-type="float" office:value="0.003161" calcext:value-type="float">
            <text:p>0.003161</text:p>
          </table:table-cell>
          <table:table-cell office:value-type="float" office:value="0" calcext:value-type="float">
            <text:p>0</text:p>
          </table:table-cell>
          <table:table-cell office:value-type="float" office:value="68558" calcext:value-type="float">
            <text:p>6855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3:58</text:p>
          </table:table-cell>
          <table:table-cell office:value-type="float" office:value="0.01038" calcext:value-type="float">
            <text:p>0.01038</text:p>
          </table:table-cell>
          <table:table-cell office:value-type="float" office:value="0.004931" calcext:value-type="float">
            <text:p>0.004931</text:p>
          </table:table-cell>
          <table:table-cell office:value-type="float" office:value="0" calcext:value-type="float">
            <text:p>0</text:p>
          </table:table-cell>
          <table:table-cell office:value-type="float" office:value="83677" calcext:value-type="float">
            <text:p>8367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3:59</text:p>
          </table:table-cell>
          <table:table-cell office:value-type="float" office:value="0.010633" calcext:value-type="float">
            <text:p>0.010633</text:p>
          </table:table-cell>
          <table:table-cell office:value-type="float" office:value="0.005235" calcext:value-type="float">
            <text:p>0.005235</text:p>
          </table:table-cell>
          <table:table-cell office:value-type="float" office:value="0" calcext:value-type="float">
            <text:p>0</text:p>
          </table:table-cell>
          <table:table-cell office:value-type="float" office:value="71518" calcext:value-type="float">
            <text:p>7151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4:00</text:p>
          </table:table-cell>
          <table:table-cell office:value-type="float" office:value="0.008782" calcext:value-type="float">
            <text:p>0.008782</text:p>
          </table:table-cell>
          <table:table-cell office:value-type="float" office:value="0.001599" calcext:value-type="float">
            <text:p>0.001599</text:p>
          </table:table-cell>
          <table:table-cell office:value-type="float" office:value="0" calcext:value-type="float">
            <text:p>0</text:p>
          </table:table-cell>
          <table:table-cell office:value-type="float" office:value="38730" calcext:value-type="float">
            <text:p>3873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4:01</text:p>
          </table:table-cell>
          <table:table-cell office:value-type="float" office:value="0.009181" calcext:value-type="float">
            <text:p>0.009181</text:p>
          </table:table-cell>
          <table:table-cell office:value-type="float" office:value="0.000829" calcext:value-type="float">
            <text:p>0.000829</text:p>
          </table:table-cell>
          <table:table-cell office:value-type="float" office:value="0" calcext:value-type="float">
            <text:p>0</text:p>
          </table:table-cell>
          <table:table-cell office:value-type="float" office:value="21196" calcext:value-type="float">
            <text:p>2119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4:02</text:p>
          </table:table-cell>
          <table:table-cell office:value-type="float" office:value="0.008896" calcext:value-type="float">
            <text:p>0.008896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" calcext:value-type="float">
            <text:p>0</text:p>
          </table:table-cell>
          <table:table-cell office:value-type="float" office:value="23414" calcext:value-type="float">
            <text:p>2341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4:03</text:p>
          </table:table-cell>
          <table:table-cell office:value-type="float" office:value="0.009125" calcext:value-type="float">
            <text:p>0.009125</text:p>
          </table:table-cell>
          <table:table-cell office:value-type="float" office:value="0.002353" calcext:value-type="float">
            <text:p>0.002353</text:p>
          </table:table-cell>
          <table:table-cell office:value-type="float" office:value="0" calcext:value-type="float">
            <text:p>0</text:p>
          </table:table-cell>
          <table:table-cell office:value-type="float" office:value="32366" calcext:value-type="float">
            <text:p>323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4:04</text:p>
          </table:table-cell>
          <table:table-cell office:value-type="float" office:value="0.009737" calcext:value-type="float">
            <text:p>0.009737</text:p>
          </table:table-cell>
          <table:table-cell office:value-type="float" office:value="0.002377" calcext:value-type="float">
            <text:p>0.002377</text:p>
          </table:table-cell>
          <table:table-cell office:value-type="float" office:value="0" calcext:value-type="float">
            <text:p>0</text:p>
          </table:table-cell>
          <table:table-cell office:value-type="float" office:value="52794" calcext:value-type="float">
            <text:p>5279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4:05</text:p>
          </table:table-cell>
          <table:table-cell office:value-type="float" office:value="0.009588" calcext:value-type="float">
            <text:p>0.009588</text:p>
          </table:table-cell>
          <table:table-cell office:value-type="float" office:value="0.003393" calcext:value-type="float">
            <text:p>0.003393</text:p>
          </table:table-cell>
          <table:table-cell office:value-type="float" office:value="0" calcext:value-type="float">
            <text:p>0</text:p>
          </table:table-cell>
          <table:table-cell office:value-type="float" office:value="51304" calcext:value-type="float">
            <text:p>5130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4:06</text:p>
          </table:table-cell>
          <table:table-cell office:value-type="float" office:value="0.011834" calcext:value-type="float">
            <text:p>0.011834</text:p>
          </table:table-cell>
          <table:table-cell office:value-type="float" office:value="0.004394" calcext:value-type="float">
            <text:p>0.004394</text:p>
          </table:table-cell>
          <table:table-cell office:value-type="float" office:value="0" calcext:value-type="float">
            <text:p>0</text:p>
          </table:table-cell>
          <table:table-cell office:value-type="float" office:value="72487" calcext:value-type="float">
            <text:p>7248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4:07</text:p>
          </table:table-cell>
          <table:table-cell office:value-type="float" office:value="0.016624" calcext:value-type="float">
            <text:p>0.016624</text:p>
          </table:table-cell>
          <table:table-cell office:value-type="float" office:value="0.003019" calcext:value-type="float">
            <text:p>0.003019</text:p>
          </table:table-cell>
          <table:table-cell office:value-type="float" office:value="0" calcext:value-type="float">
            <text:p>0</text:p>
          </table:table-cell>
          <table:table-cell office:value-type="float" office:value="64349" calcext:value-type="float">
            <text:p>6434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4:08</text:p>
          </table:table-cell>
          <table:table-cell office:value-type="float" office:value="0.009886" calcext:value-type="float">
            <text:p>0.009886</text:p>
          </table:table-cell>
          <table:table-cell office:value-type="float" office:value="0.002109" calcext:value-type="float">
            <text:p>0.002109</text:p>
          </table:table-cell>
          <table:table-cell office:value-type="float" office:value="0" calcext:value-type="float">
            <text:p>0</text:p>
          </table:table-cell>
          <table:table-cell office:value-type="float" office:value="47612" calcext:value-type="float">
            <text:p>4761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4:09</text:p>
          </table:table-cell>
          <table:table-cell office:value-type="float" office:value="0.012236" calcext:value-type="float">
            <text:p>0.012236</text:p>
          </table:table-cell>
          <table:table-cell office:value-type="float" office:value="0.002495" calcext:value-type="float">
            <text:p>0.002495</text:p>
          </table:table-cell>
          <table:table-cell office:value-type="float" office:value="0" calcext:value-type="float">
            <text:p>0</text:p>
          </table:table-cell>
          <table:table-cell office:value-type="float" office:value="50398" calcext:value-type="float">
            <text:p>5039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4:10</text:p>
          </table:table-cell>
          <table:table-cell office:value-type="float" office:value="0.010413" calcext:value-type="float">
            <text:p>0.010413</text:p>
          </table:table-cell>
          <table:table-cell office:value-type="float" office:value="0.002712" calcext:value-type="float">
            <text:p>0.002712</text:p>
          </table:table-cell>
          <table:table-cell office:value-type="float" office:value="0" calcext:value-type="float">
            <text:p>0</text:p>
          </table:table-cell>
          <table:table-cell office:value-type="float" office:value="62115" calcext:value-type="float">
            <text:p>6211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4:11</text:p>
          </table:table-cell>
          <table:table-cell office:value-type="float" office:value="0.016473" calcext:value-type="float">
            <text:p>0.016473</text:p>
          </table:table-cell>
          <table:table-cell office:value-type="float" office:value="0.004807" calcext:value-type="float">
            <text:p>0.004807</text:p>
          </table:table-cell>
          <table:table-cell office:value-type="float" office:value="0" calcext:value-type="float">
            <text:p>0</text:p>
          </table:table-cell>
          <table:table-cell office:value-type="float" office:value="81841" calcext:value-type="float">
            <text:p>8184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4:12</text:p>
          </table:table-cell>
          <table:table-cell office:value-type="float" office:value="0.011101" calcext:value-type="float">
            <text:p>0.011101</text:p>
          </table:table-cell>
          <table:table-cell office:value-type="float" office:value="0.002516" calcext:value-type="float">
            <text:p>0.002516</text:p>
          </table:table-cell>
          <table:table-cell office:value-type="float" office:value="0" calcext:value-type="float">
            <text:p>0</text:p>
          </table:table-cell>
          <table:table-cell office:value-type="float" office:value="55468" calcext:value-type="float">
            <text:p>5546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4:13</text:p>
          </table:table-cell>
          <table:table-cell office:value-type="float" office:value="0.011479" calcext:value-type="float">
            <text:p>0.011479</text:p>
          </table:table-cell>
          <table:table-cell office:value-type="float" office:value="0.0053" calcext:value-type="float">
            <text:p>0.0053</text:p>
          </table:table-cell>
          <table:table-cell office:value-type="float" office:value="0" calcext:value-type="float">
            <text:p>0</text:p>
          </table:table-cell>
          <table:table-cell office:value-type="float" office:value="83956" calcext:value-type="float">
            <text:p>8395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4:14</text:p>
          </table:table-cell>
          <table:table-cell office:value-type="float" office:value="0.010934" calcext:value-type="float">
            <text:p>0.010934</text:p>
          </table:table-cell>
          <table:table-cell office:value-type="float" office:value="0.004464" calcext:value-type="float">
            <text:p>0.004464</text:p>
          </table:table-cell>
          <table:table-cell office:value-type="float" office:value="0" calcext:value-type="float">
            <text:p>0</text:p>
          </table:table-cell>
          <table:table-cell office:value-type="float" office:value="72106" calcext:value-type="float">
            <text:p>7210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4:15</text:p>
          </table:table-cell>
          <table:table-cell office:value-type="float" office:value="0.010615" calcext:value-type="float">
            <text:p>0.010615</text:p>
          </table:table-cell>
          <table:table-cell office:value-type="float" office:value="0.003445" calcext:value-type="float">
            <text:p>0.003445</text:p>
          </table:table-cell>
          <table:table-cell office:value-type="float" office:value="0" calcext:value-type="float">
            <text:p>0</text:p>
          </table:table-cell>
          <table:table-cell office:value-type="float" office:value="73175" calcext:value-type="float">
            <text:p>7317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4:16</text:p>
          </table:table-cell>
          <table:table-cell office:value-type="float" office:value="0.010581" calcext:value-type="float">
            <text:p>0.010581</text:p>
          </table:table-cell>
          <table:table-cell office:value-type="float" office:value="0.002345" calcext:value-type="float">
            <text:p>0.002345</text:p>
          </table:table-cell>
          <table:table-cell office:value-type="float" office:value="0" calcext:value-type="float">
            <text:p>0</text:p>
          </table:table-cell>
          <table:table-cell office:value-type="float" office:value="48736" calcext:value-type="float">
            <text:p>4873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4:17</text:p>
          </table:table-cell>
          <table:table-cell office:value-type="float" office:value="0.012456" calcext:value-type="float">
            <text:p>0.012456</text:p>
          </table:table-cell>
          <table:table-cell office:value-type="float" office:value="0.005463" calcext:value-type="float">
            <text:p>0.005463</text:p>
          </table:table-cell>
          <table:table-cell office:value-type="float" office:value="0" calcext:value-type="float">
            <text:p>0</text:p>
          </table:table-cell>
          <table:table-cell office:value-type="float" office:value="70173" calcext:value-type="float">
            <text:p>7017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4:18</text:p>
          </table:table-cell>
          <table:table-cell office:value-type="float" office:value="0.012527" calcext:value-type="float">
            <text:p>0.012527</text:p>
          </table:table-cell>
          <table:table-cell office:value-type="float" office:value="0.003542" calcext:value-type="float">
            <text:p>0.003542</text:p>
          </table:table-cell>
          <table:table-cell office:value-type="float" office:value="0" calcext:value-type="float">
            <text:p>0</text:p>
          </table:table-cell>
          <table:table-cell office:value-type="float" office:value="52927" calcext:value-type="float">
            <text:p>5292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4:19</text:p>
          </table:table-cell>
          <table:table-cell office:value-type="float" office:value="0.012624" calcext:value-type="float">
            <text:p>0.012624</text:p>
          </table:table-cell>
          <table:table-cell office:value-type="float" office:value="0.002079" calcext:value-type="float">
            <text:p>0.002079</text:p>
          </table:table-cell>
          <table:table-cell office:value-type="float" office:value="0" calcext:value-type="float">
            <text:p>0</text:p>
          </table:table-cell>
          <table:table-cell office:value-type="float" office:value="52270" calcext:value-type="float">
            <text:p>5227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4:20</text:p>
          </table:table-cell>
          <table:table-cell office:value-type="float" office:value="0.010427" calcext:value-type="float">
            <text:p>0.010427</text:p>
          </table:table-cell>
          <table:table-cell office:value-type="float" office:value="0.002181" calcext:value-type="float">
            <text:p>0.002181</text:p>
          </table:table-cell>
          <table:table-cell office:value-type="float" office:value="0" calcext:value-type="float">
            <text:p>0</text:p>
          </table:table-cell>
          <table:table-cell office:value-type="float" office:value="54663" calcext:value-type="float">
            <text:p>5466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string" calcext:value-type="string">
            <text:p>10:14:21</text:p>
          </table:table-cell>
          <table:table-cell office:value-type="float" office:value="0.01225" calcext:value-type="float">
            <text:p>0.01225</text:p>
          </table:table-cell>
          <table:table-cell office:value-type="float" office:value="0.006776" calcext:value-type="float">
            <text:p>0.006776</text:p>
          </table:table-cell>
          <table:table-cell office:value-type="float" office:value="0" calcext:value-type="float">
            <text:p>0</text:p>
          </table:table-cell>
          <table:table-cell office:value-type="float" office:value="82751" calcext:value-type="float">
            <text:p>82751</text:p>
          </table:table-cell>
          <table:table-cell office:value-type="float" office:value="199" calcext:value-type="float">
            <text:p>199</text:p>
          </table:table-cell>
        </table:table-row>
        <table:table-row table:style-name="ro1" table:visibility="collapse">
          <table:table-cell office:value-type="string" calcext:value-type="string">
            <text:p>2017-09-20</text:p>
          </table:table-cell>
          <table:table-cell office:value-type="string" calcext:value-type="string">
            <text:p>10:14:22</text:p>
          </table:table-cell>
          <table:table-cell office:value-type="float" office:value="0.527543" calcext:value-type="float">
            <text:p>0.527543</text:p>
          </table:table-cell>
          <table:table-cell office:value-type="float" office:value="0.116609" calcext:value-type="float">
            <text:p>0.116609</text:p>
          </table:table-cell>
          <table:table-cell office:value-type="float" office:value="0" calcext:value-type="float">
            <text:p>0</text:p>
          </table:table-cell>
          <table:table-cell office:value-type="float" office:value="2510928" calcext:value-type="float">
            <text:p>2510928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0T13:00:40.002335635</dc:date>
    <meta:editing-duration>PT2H34M9S</meta:editing-duration>
    <meta:editing-cycles>1</meta:editing-cycles>
    <meta:document-statistic meta:table-count="1" meta:cell-count="714" meta:object-count="3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61cm" svg:y="0.315cm" chart:style-name="ch2">
          <text:p>100 second test at 200 requests/second</text:p>
        </chart:title>
        <chart:legend chart:legend-position="end" svg:x="13.412cm" svg:y="4.005cm" style:legend-expansion="high" chart:style-name="ch3"/>
        <chart:plot-area chart:style-name="ch4" table:cell-range-address="time.B1:time.D102" chart:data-source-has-labels="both" svg:x="0.32cm" svg:y="1.248cm" svg:width="12.772cm" svg:height="7.572cm">
          <chartooo:coordinate-region svg:x="1.418cm" svg:y="1.248cm" svg:width="11.674cm" svg:height="5.97cm"/>
          <chart:axis chart:dimension="x" chart:name="primary-x" chart:style-name="ch5" chartooo:axis-type="auto">
            <chartooo:date-scale/>
            <chart:categories table:cell-range-address="time.B2:time.B10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ime.C2:time.C102" chart:label-cell-address="time.C1:time.C1" chart:class="chart:line">
            <chart:data-point chart:repeated="100"/>
          </chart:series>
          <chart:series chart:style-name="ch9" chart:values-cell-range-address="time.D2:time.D102" chart:label-cell-address="time.D1:time.D1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ime.C1:time.C1</svg:desc>
                </draw:g>
              </table:table-cell>
              <table:table-cell office:value-type="string">
                <text:p>xfertime</text:p>
                <draw:g>
                  <svg:desc>time.D1:tim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:12:42</text:p>
                <draw:g>
                  <svg:desc>time.B2:time.B102</svg:desc>
                </draw:g>
              </table:table-cell>
              <table:table-cell office:value-type="float" office:value="0.004639">
                <text:p>0.004639</text:p>
                <draw:g>
                  <svg:desc>time.C2:time.C102</svg:desc>
                </draw:g>
              </table:table-cell>
              <table:table-cell office:value-type="float" office:value="0.003257">
                <text:p>0.003257</text:p>
                <draw:g>
                  <svg:desc>time.D2:time.D102</svg:desc>
                </draw:g>
              </table:table-cell>
            </table:table-row>
            <table:table-row>
              <table:table-cell office:value-type="string">
                <text:p>10:12:43</text:p>
              </table:table-cell>
              <table:table-cell office:value-type="float" office:value="0.003105">
                <text:p>0.003105</text:p>
              </table:table-cell>
              <table:table-cell office:value-type="float" office:value="0.001506">
                <text:p>0.001506</text:p>
              </table:table-cell>
            </table:table-row>
            <table:table-row>
              <table:table-cell office:value-type="string">
                <text:p>10:12:44</text:p>
              </table:table-cell>
              <table:table-cell office:value-type="float" office:value="0.002713">
                <text:p>0.002713</text:p>
              </table:table-cell>
              <table:table-cell office:value-type="float" office:value="0.001844">
                <text:p>0.001844</text:p>
              </table:table-cell>
            </table:table-row>
            <table:table-row>
              <table:table-cell office:value-type="string">
                <text:p>10:12:45</text:p>
              </table:table-cell>
              <table:table-cell office:value-type="float" office:value="0.003006">
                <text:p>0.003006</text:p>
              </table:table-cell>
              <table:table-cell office:value-type="float" office:value="0.001402">
                <text:p>0.001402</text:p>
              </table:table-cell>
            </table:table-row>
            <table:table-row>
              <table:table-cell office:value-type="string">
                <text:p>10:12:46</text:p>
              </table:table-cell>
              <table:table-cell office:value-type="float" office:value="0.003214">
                <text:p>0.003214</text:p>
              </table:table-cell>
              <table:table-cell office:value-type="float" office:value="0.002809">
                <text:p>0.002809</text:p>
              </table:table-cell>
            </table:table-row>
            <table:table-row>
              <table:table-cell office:value-type="string">
                <text:p>10:12:47</text:p>
              </table:table-cell>
              <table:table-cell office:value-type="float" office:value="0.003328">
                <text:p>0.003328</text:p>
              </table:table-cell>
              <table:table-cell office:value-type="float" office:value="0.003519">
                <text:p>0.003519</text:p>
              </table:table-cell>
            </table:table-row>
            <table:table-row>
              <table:table-cell office:value-type="string">
                <text:p>10:12:48</text:p>
              </table:table-cell>
              <table:table-cell office:value-type="float" office:value="0.004836">
                <text:p>0.004836</text:p>
              </table:table-cell>
              <table:table-cell office:value-type="float" office:value="0.005753">
                <text:p>0.005753</text:p>
              </table:table-cell>
            </table:table-row>
            <table:table-row>
              <table:table-cell office:value-type="string">
                <text:p>10:12:49</text:p>
              </table:table-cell>
              <table:table-cell office:value-type="float" office:value="0.003087">
                <text:p>0.003087</text:p>
              </table:table-cell>
              <table:table-cell office:value-type="float" office:value="0.003276">
                <text:p>0.003276</text:p>
              </table:table-cell>
            </table:table-row>
            <table:table-row>
              <table:table-cell office:value-type="string">
                <text:p>10:12:50</text:p>
              </table:table-cell>
              <table:table-cell office:value-type="float" office:value="0.002844">
                <text:p>0.002844</text:p>
              </table:table-cell>
              <table:table-cell office:value-type="float" office:value="0.002967">
                <text:p>0.002967</text:p>
              </table:table-cell>
            </table:table-row>
            <table:table-row>
              <table:table-cell office:value-type="string">
                <text:p>10:12:51</text:p>
              </table:table-cell>
              <table:table-cell office:value-type="float" office:value="0.002796">
                <text:p>0.002796</text:p>
              </table:table-cell>
              <table:table-cell office:value-type="float" office:value="0.003105">
                <text:p>0.003105</text:p>
              </table:table-cell>
            </table:table-row>
            <table:table-row>
              <table:table-cell office:value-type="string">
                <text:p>10:12:52</text:p>
              </table:table-cell>
              <table:table-cell office:value-type="float" office:value="0.010335">
                <text:p>0.010335</text:p>
              </table:table-cell>
              <table:table-cell office:value-type="float" office:value="0.004904">
                <text:p>0.004904</text:p>
              </table:table-cell>
            </table:table-row>
            <table:table-row>
              <table:table-cell office:value-type="string">
                <text:p>10:12:53</text:p>
              </table:table-cell>
              <table:table-cell office:value-type="float" office:value="0.014754">
                <text:p>0.014754</text:p>
              </table:table-cell>
              <table:table-cell office:value-type="float" office:value="0.005846">
                <text:p>0.005846</text:p>
              </table:table-cell>
            </table:table-row>
            <table:table-row>
              <table:table-cell office:value-type="string">
                <text:p>10:12:54</text:p>
              </table:table-cell>
              <table:table-cell office:value-type="float" office:value="0.013073">
                <text:p>0.013073</text:p>
              </table:table-cell>
              <table:table-cell office:value-type="float" office:value="0.009625">
                <text:p>0.009625</text:p>
              </table:table-cell>
            </table:table-row>
            <table:table-row>
              <table:table-cell office:value-type="string">
                <text:p>10:12:55</text:p>
              </table:table-cell>
              <table:table-cell office:value-type="float" office:value="0.012331">
                <text:p>0.012331</text:p>
              </table:table-cell>
              <table:table-cell office:value-type="float" office:value="0.004631">
                <text:p>0.004631</text:p>
              </table:table-cell>
            </table:table-row>
            <table:table-row>
              <table:table-cell office:value-type="string">
                <text:p>10:12:56</text:p>
              </table:table-cell>
              <table:table-cell office:value-type="float" office:value="0.01087">
                <text:p>0.01087</text:p>
              </table:table-cell>
              <table:table-cell office:value-type="float" office:value="0.004526">
                <text:p>0.004526</text:p>
              </table:table-cell>
            </table:table-row>
            <table:table-row>
              <table:table-cell office:value-type="string">
                <text:p>10:12:57</text:p>
              </table:table-cell>
              <table:table-cell office:value-type="float" office:value="0.012473">
                <text:p>0.012473</text:p>
              </table:table-cell>
              <table:table-cell office:value-type="float" office:value="0.003843">
                <text:p>0.003843</text:p>
              </table:table-cell>
            </table:table-row>
            <table:table-row>
              <table:table-cell office:value-type="string">
                <text:p>10:12:58</text:p>
              </table:table-cell>
              <table:table-cell office:value-type="float" office:value="0.010472">
                <text:p>0.010472</text:p>
              </table:table-cell>
              <table:table-cell office:value-type="float" office:value="0.00342">
                <text:p>0.00342</text:p>
              </table:table-cell>
            </table:table-row>
            <table:table-row>
              <table:table-cell office:value-type="string">
                <text:p>10:12:59</text:p>
              </table:table-cell>
              <table:table-cell office:value-type="float" office:value="0.010617">
                <text:p>0.010617</text:p>
              </table:table-cell>
              <table:table-cell office:value-type="float" office:value="0.00369">
                <text:p>0.00369</text:p>
              </table:table-cell>
            </table:table-row>
            <table:table-row>
              <table:table-cell office:value-type="string">
                <text:p>10:13:00</text:p>
              </table:table-cell>
              <table:table-cell office:value-type="float" office:value="0.009127">
                <text:p>0.009127</text:p>
              </table:table-cell>
              <table:table-cell office:value-type="float" office:value="0.001801">
                <text:p>0.001801</text:p>
              </table:table-cell>
            </table:table-row>
            <table:table-row>
              <table:table-cell office:value-type="string">
                <text:p>10:13:01</text:p>
              </table:table-cell>
              <table:table-cell office:value-type="float" office:value="0.008614">
                <text:p>0.008614</text:p>
              </table:table-cell>
              <table:table-cell office:value-type="float" office:value="0.001068">
                <text:p>0.001068</text:p>
              </table:table-cell>
            </table:table-row>
            <table:table-row>
              <table:table-cell office:value-type="string">
                <text:p>10:13:02</text:p>
              </table:table-cell>
              <table:table-cell office:value-type="float" office:value="0.009729">
                <text:p>0.009729</text:p>
              </table:table-cell>
              <table:table-cell office:value-type="float" office:value="0.002203">
                <text:p>0.002203</text:p>
              </table:table-cell>
            </table:table-row>
            <table:table-row>
              <table:table-cell office:value-type="string">
                <text:p>10:13:03</text:p>
              </table:table-cell>
              <table:table-cell office:value-type="float" office:value="0.009005">
                <text:p>0.009005</text:p>
              </table:table-cell>
              <table:table-cell office:value-type="float" office:value="0.001281">
                <text:p>0.001281</text:p>
              </table:table-cell>
            </table:table-row>
            <table:table-row>
              <table:table-cell office:value-type="string">
                <text:p>10:13:04</text:p>
              </table:table-cell>
              <table:table-cell office:value-type="float" office:value="0.009468">
                <text:p>0.009468</text:p>
              </table:table-cell>
              <table:table-cell office:value-type="float" office:value="0.004353">
                <text:p>0.004353</text:p>
              </table:table-cell>
            </table:table-row>
            <table:table-row>
              <table:table-cell office:value-type="string">
                <text:p>10:13:05</text:p>
              </table:table-cell>
              <table:table-cell office:value-type="float" office:value="0.009885">
                <text:p>0.009885</text:p>
              </table:table-cell>
              <table:table-cell office:value-type="float" office:value="0.005797">
                <text:p>0.005797</text:p>
              </table:table-cell>
            </table:table-row>
            <table:table-row>
              <table:table-cell office:value-type="string">
                <text:p>10:13:06</text:p>
              </table:table-cell>
              <table:table-cell office:value-type="float" office:value="0.009821">
                <text:p>0.009821</text:p>
              </table:table-cell>
              <table:table-cell office:value-type="float" office:value="0.00528">
                <text:p>0.00528</text:p>
              </table:table-cell>
            </table:table-row>
            <table:table-row>
              <table:table-cell office:value-type="string">
                <text:p>10:13:07</text:p>
              </table:table-cell>
              <table:table-cell office:value-type="float" office:value="0.012064">
                <text:p>0.012064</text:p>
              </table:table-cell>
              <table:table-cell office:value-type="float" office:value="0.004135">
                <text:p>0.004135</text:p>
              </table:table-cell>
            </table:table-row>
            <table:table-row>
              <table:table-cell office:value-type="string">
                <text:p>10:13:08</text:p>
              </table:table-cell>
              <table:table-cell office:value-type="float" office:value="0.008977">
                <text:p>0.008977</text:p>
              </table:table-cell>
              <table:table-cell office:value-type="float" office:value="0.001385">
                <text:p>0.001385</text:p>
              </table:table-cell>
            </table:table-row>
            <table:table-row>
              <table:table-cell office:value-type="string">
                <text:p>10:13:09</text:p>
              </table:table-cell>
              <table:table-cell office:value-type="float" office:value="0.009613">
                <text:p>0.009613</text:p>
              </table:table-cell>
              <table:table-cell office:value-type="float" office:value="0.001356">
                <text:p>0.001356</text:p>
              </table:table-cell>
            </table:table-row>
            <table:table-row>
              <table:table-cell office:value-type="string">
                <text:p>10:13:10</text:p>
              </table:table-cell>
              <table:table-cell office:value-type="float" office:value="0.009462">
                <text:p>0.009462</text:p>
              </table:table-cell>
              <table:table-cell office:value-type="float" office:value="0.001495">
                <text:p>0.001495</text:p>
              </table:table-cell>
            </table:table-row>
            <table:table-row>
              <table:table-cell office:value-type="string">
                <text:p>10:13:11</text:p>
              </table:table-cell>
              <table:table-cell office:value-type="float" office:value="0.010915">
                <text:p>0.010915</text:p>
              </table:table-cell>
              <table:table-cell office:value-type="float" office:value="0.004465">
                <text:p>0.004465</text:p>
              </table:table-cell>
            </table:table-row>
            <table:table-row>
              <table:table-cell office:value-type="string">
                <text:p>10:13:12</text:p>
              </table:table-cell>
              <table:table-cell office:value-type="float" office:value="0.010671">
                <text:p>0.010671</text:p>
              </table:table-cell>
              <table:table-cell office:value-type="float" office:value="0.003577">
                <text:p>0.003577</text:p>
              </table:table-cell>
            </table:table-row>
            <table:table-row>
              <table:table-cell office:value-type="string">
                <text:p>10:13:13</text:p>
              </table:table-cell>
              <table:table-cell office:value-type="float" office:value="0.011185">
                <text:p>0.011185</text:p>
              </table:table-cell>
              <table:table-cell office:value-type="float" office:value="0.001569">
                <text:p>0.001569</text:p>
              </table:table-cell>
            </table:table-row>
            <table:table-row>
              <table:table-cell office:value-type="string">
                <text:p>10:13:14</text:p>
              </table:table-cell>
              <table:table-cell office:value-type="float" office:value="0.008513">
                <text:p>0.008513</text:p>
              </table:table-cell>
              <table:table-cell office:value-type="float" office:value="0.000912">
                <text:p>0.000912</text:p>
              </table:table-cell>
            </table:table-row>
            <table:table-row>
              <table:table-cell office:value-type="string">
                <text:p>10:13:15</text:p>
              </table:table-cell>
              <table:table-cell office:value-type="float" office:value="0.011376">
                <text:p>0.011376</text:p>
              </table:table-cell>
              <table:table-cell office:value-type="float" office:value="0.002973">
                <text:p>0.002973</text:p>
              </table:table-cell>
            </table:table-row>
            <table:table-row>
              <table:table-cell office:value-type="string">
                <text:p>10:13:16</text:p>
              </table:table-cell>
              <table:table-cell office:value-type="float" office:value="0.012381">
                <text:p>0.012381</text:p>
              </table:table-cell>
              <table:table-cell office:value-type="float" office:value="0.002548">
                <text:p>0.002548</text:p>
              </table:table-cell>
            </table:table-row>
            <table:table-row>
              <table:table-cell office:value-type="string">
                <text:p>10:13:17</text:p>
              </table:table-cell>
              <table:table-cell office:value-type="float" office:value="0.010273">
                <text:p>0.010273</text:p>
              </table:table-cell>
              <table:table-cell office:value-type="float" office:value="0.003896">
                <text:p>0.003896</text:p>
              </table:table-cell>
            </table:table-row>
            <table:table-row>
              <table:table-cell office:value-type="string">
                <text:p>10:13:18</text:p>
              </table:table-cell>
              <table:table-cell office:value-type="float" office:value="0.01019">
                <text:p>0.01019</text:p>
              </table:table-cell>
              <table:table-cell office:value-type="float" office:value="0.00263">
                <text:p>0.00263</text:p>
              </table:table-cell>
            </table:table-row>
            <table:table-row>
              <table:table-cell office:value-type="string">
                <text:p>10:13:19</text:p>
              </table:table-cell>
              <table:table-cell office:value-type="float" office:value="0.015009">
                <text:p>0.015009</text:p>
              </table:table-cell>
              <table:table-cell office:value-type="float" office:value="0.010842">
                <text:p>0.010842</text:p>
              </table:table-cell>
            </table:table-row>
            <table:table-row>
              <table:table-cell office:value-type="string">
                <text:p>10:13:20</text:p>
              </table:table-cell>
              <table:table-cell office:value-type="float" office:value="0.011196">
                <text:p>0.011196</text:p>
              </table:table-cell>
              <table:table-cell office:value-type="float" office:value="0.005181">
                <text:p>0.005181</text:p>
              </table:table-cell>
            </table:table-row>
            <table:table-row>
              <table:table-cell office:value-type="string">
                <text:p>10:13:21</text:p>
              </table:table-cell>
              <table:table-cell office:value-type="float" office:value="0.009185">
                <text:p>0.009185</text:p>
              </table:table-cell>
              <table:table-cell office:value-type="float" office:value="0.002039">
                <text:p>0.002039</text:p>
              </table:table-cell>
            </table:table-row>
            <table:table-row>
              <table:table-cell office:value-type="string">
                <text:p>10:13:22</text:p>
              </table:table-cell>
              <table:table-cell office:value-type="float" office:value="0.01041">
                <text:p>0.01041</text:p>
              </table:table-cell>
              <table:table-cell office:value-type="float" office:value="0.002864">
                <text:p>0.002864</text:p>
              </table:table-cell>
            </table:table-row>
            <table:table-row>
              <table:table-cell office:value-type="string">
                <text:p>10:13:23</text:p>
              </table:table-cell>
              <table:table-cell office:value-type="float" office:value="0.00986">
                <text:p>0.00986</text:p>
              </table:table-cell>
              <table:table-cell office:value-type="float" office:value="0.004547">
                <text:p>0.004547</text:p>
              </table:table-cell>
            </table:table-row>
            <table:table-row>
              <table:table-cell office:value-type="string">
                <text:p>10:13:24</text:p>
              </table:table-cell>
              <table:table-cell office:value-type="float" office:value="0.010284">
                <text:p>0.010284</text:p>
              </table:table-cell>
              <table:table-cell office:value-type="float" office:value="0.003036">
                <text:p>0.003036</text:p>
              </table:table-cell>
            </table:table-row>
            <table:table-row>
              <table:table-cell office:value-type="string">
                <text:p>10:13:25</text:p>
              </table:table-cell>
              <table:table-cell office:value-type="float" office:value="0.009879">
                <text:p>0.009879</text:p>
              </table:table-cell>
              <table:table-cell office:value-type="float" office:value="0.002043">
                <text:p>0.002043</text:p>
              </table:table-cell>
            </table:table-row>
            <table:table-row>
              <table:table-cell office:value-type="string">
                <text:p>10:13:26</text:p>
              </table:table-cell>
              <table:table-cell office:value-type="float" office:value="0.010502">
                <text:p>0.010502</text:p>
              </table:table-cell>
              <table:table-cell office:value-type="float" office:value="0.004117">
                <text:p>0.004117</text:p>
              </table:table-cell>
            </table:table-row>
            <table:table-row>
              <table:table-cell office:value-type="string">
                <text:p>10:13:27</text:p>
              </table:table-cell>
              <table:table-cell office:value-type="float" office:value="0.014216">
                <text:p>0.014216</text:p>
              </table:table-cell>
              <table:table-cell office:value-type="float" office:value="0.010191">
                <text:p>0.010191</text:p>
              </table:table-cell>
            </table:table-row>
            <table:table-row>
              <table:table-cell office:value-type="string">
                <text:p>10:13:28</text:p>
              </table:table-cell>
              <table:table-cell office:value-type="float" office:value="0.014706">
                <text:p>0.014706</text:p>
              </table:table-cell>
              <table:table-cell office:value-type="float" office:value="0.007051">
                <text:p>0.007051</text:p>
              </table:table-cell>
            </table:table-row>
            <table:table-row>
              <table:table-cell office:value-type="string">
                <text:p>10:13:29</text:p>
              </table:table-cell>
              <table:table-cell office:value-type="float" office:value="0.011514">
                <text:p>0.011514</text:p>
              </table:table-cell>
              <table:table-cell office:value-type="float" office:value="0.003952">
                <text:p>0.003952</text:p>
              </table:table-cell>
            </table:table-row>
            <table:table-row>
              <table:table-cell office:value-type="string">
                <text:p>10:13:30</text:p>
              </table:table-cell>
              <table:table-cell office:value-type="float" office:value="0.009669">
                <text:p>0.009669</text:p>
              </table:table-cell>
              <table:table-cell office:value-type="float" office:value="0.003341">
                <text:p>0.003341</text:p>
              </table:table-cell>
            </table:table-row>
            <table:table-row>
              <table:table-cell office:value-type="string">
                <text:p>10:13:31</text:p>
              </table:table-cell>
              <table:table-cell office:value-type="float" office:value="0.009172">
                <text:p>0.009172</text:p>
              </table:table-cell>
              <table:table-cell office:value-type="float" office:value="0.003986">
                <text:p>0.003986</text:p>
              </table:table-cell>
            </table:table-row>
            <table:table-row>
              <table:table-cell office:value-type="string">
                <text:p>10:13:32</text:p>
              </table:table-cell>
              <table:table-cell office:value-type="float" office:value="0.009615">
                <text:p>0.009615</text:p>
              </table:table-cell>
              <table:table-cell office:value-type="float" office:value="0.002089">
                <text:p>0.002089</text:p>
              </table:table-cell>
            </table:table-row>
            <table:table-row>
              <table:table-cell office:value-type="string">
                <text:p>10:13:33</text:p>
              </table:table-cell>
              <table:table-cell office:value-type="float" office:value="0.010852">
                <text:p>0.010852</text:p>
              </table:table-cell>
              <table:table-cell office:value-type="float" office:value="0.004575">
                <text:p>0.004575</text:p>
              </table:table-cell>
            </table:table-row>
            <table:table-row>
              <table:table-cell office:value-type="string">
                <text:p>10:13:34</text:p>
              </table:table-cell>
              <table:table-cell office:value-type="float" office:value="0.009797">
                <text:p>0.009797</text:p>
              </table:table-cell>
              <table:table-cell office:value-type="float" office:value="0.00195">
                <text:p>0.00195</text:p>
              </table:table-cell>
            </table:table-row>
            <table:table-row>
              <table:table-cell office:value-type="string">
                <text:p>10:13:35</text:p>
              </table:table-cell>
              <table:table-cell office:value-type="float" office:value="0.010853">
                <text:p>0.010853</text:p>
              </table:table-cell>
              <table:table-cell office:value-type="float" office:value="0.003592">
                <text:p>0.003592</text:p>
              </table:table-cell>
            </table:table-row>
            <table:table-row>
              <table:table-cell office:value-type="string">
                <text:p>10:13:36</text:p>
              </table:table-cell>
              <table:table-cell office:value-type="float" office:value="0.019375">
                <text:p>0.019375</text:p>
              </table:table-cell>
              <table:table-cell office:value-type="float" office:value="0.011209">
                <text:p>0.011209</text:p>
              </table:table-cell>
            </table:table-row>
            <table:table-row>
              <table:table-cell office:value-type="string">
                <text:p>10:13:37</text:p>
              </table:table-cell>
              <table:table-cell office:value-type="float" office:value="0.012797">
                <text:p>0.012797</text:p>
              </table:table-cell>
              <table:table-cell office:value-type="float" office:value="0.009646">
                <text:p>0.009646</text:p>
              </table:table-cell>
            </table:table-row>
            <table:table-row>
              <table:table-cell office:value-type="string">
                <text:p>10:13:38</text:p>
              </table:table-cell>
              <table:table-cell office:value-type="float" office:value="0.009738">
                <text:p>0.009738</text:p>
              </table:table-cell>
              <table:table-cell office:value-type="float" office:value="0.001866">
                <text:p>0.001866</text:p>
              </table:table-cell>
            </table:table-row>
            <table:table-row>
              <table:table-cell office:value-type="string">
                <text:p>10:13:39</text:p>
              </table:table-cell>
              <table:table-cell office:value-type="float" office:value="0.013678">
                <text:p>0.013678</text:p>
              </table:table-cell>
              <table:table-cell office:value-type="float" office:value="0.002212">
                <text:p>0.002212</text:p>
              </table:table-cell>
            </table:table-row>
            <table:table-row>
              <table:table-cell office:value-type="string">
                <text:p>10:13:40</text:p>
              </table:table-cell>
              <table:table-cell office:value-type="float" office:value="0.01072">
                <text:p>0.01072</text:p>
              </table:table-cell>
              <table:table-cell office:value-type="float" office:value="0.004059">
                <text:p>0.004059</text:p>
              </table:table-cell>
            </table:table-row>
            <table:table-row>
              <table:table-cell office:value-type="string">
                <text:p>10:13:41</text:p>
              </table:table-cell>
              <table:table-cell office:value-type="float" office:value="0.010095">
                <text:p>0.010095</text:p>
              </table:table-cell>
              <table:table-cell office:value-type="float" office:value="0.003788">
                <text:p>0.003788</text:p>
              </table:table-cell>
            </table:table-row>
            <table:table-row>
              <table:table-cell office:value-type="string">
                <text:p>10:13:42</text:p>
              </table:table-cell>
              <table:table-cell office:value-type="float" office:value="0.010061">
                <text:p>0.010061</text:p>
              </table:table-cell>
              <table:table-cell office:value-type="float" office:value="0.0028">
                <text:p>0.0028</text:p>
              </table:table-cell>
            </table:table-row>
            <table:table-row>
              <table:table-cell office:value-type="string">
                <text:p>10:13:43</text:p>
              </table:table-cell>
              <table:table-cell office:value-type="float" office:value="0.012514">
                <text:p>0.012514</text:p>
              </table:table-cell>
              <table:table-cell office:value-type="float" office:value="0.005804">
                <text:p>0.005804</text:p>
              </table:table-cell>
            </table:table-row>
            <table:table-row>
              <table:table-cell office:value-type="string">
                <text:p>10:13:44</text:p>
              </table:table-cell>
              <table:table-cell office:value-type="float" office:value="0.011456">
                <text:p>0.011456</text:p>
              </table:table-cell>
              <table:table-cell office:value-type="float" office:value="0.004949">
                <text:p>0.004949</text:p>
              </table:table-cell>
            </table:table-row>
            <table:table-row>
              <table:table-cell office:value-type="string">
                <text:p>10:13:45</text:p>
              </table:table-cell>
              <table:table-cell office:value-type="float" office:value="0.011515">
                <text:p>0.011515</text:p>
              </table:table-cell>
              <table:table-cell office:value-type="float" office:value="0.004775">
                <text:p>0.004775</text:p>
              </table:table-cell>
            </table:table-row>
            <table:table-row>
              <table:table-cell office:value-type="string">
                <text:p>10:13:46</text:p>
              </table:table-cell>
              <table:table-cell office:value-type="float" office:value="0.011873">
                <text:p>0.011873</text:p>
              </table:table-cell>
              <table:table-cell office:value-type="float" office:value="0.004485">
                <text:p>0.004485</text:p>
              </table:table-cell>
            </table:table-row>
            <table:table-row>
              <table:table-cell office:value-type="string">
                <text:p>10:13:47</text:p>
              </table:table-cell>
              <table:table-cell office:value-type="float" office:value="0.010638">
                <text:p>0.010638</text:p>
              </table:table-cell>
              <table:table-cell office:value-type="float" office:value="0.003395">
                <text:p>0.003395</text:p>
              </table:table-cell>
            </table:table-row>
            <table:table-row>
              <table:table-cell office:value-type="string">
                <text:p>10:13:48</text:p>
              </table:table-cell>
              <table:table-cell office:value-type="float" office:value="0.012123">
                <text:p>0.012123</text:p>
              </table:table-cell>
              <table:table-cell office:value-type="float" office:value="0.003577">
                <text:p>0.003577</text:p>
              </table:table-cell>
            </table:table-row>
            <table:table-row>
              <table:table-cell office:value-type="string">
                <text:p>10:13:49</text:p>
              </table:table-cell>
              <table:table-cell office:value-type="float" office:value="0.011739">
                <text:p>0.011739</text:p>
              </table:table-cell>
              <table:table-cell office:value-type="float" office:value="0.005199">
                <text:p>0.005199</text:p>
              </table:table-cell>
            </table:table-row>
            <table:table-row>
              <table:table-cell office:value-type="string">
                <text:p>10:13:50</text:p>
              </table:table-cell>
              <table:table-cell office:value-type="float" office:value="0.022091">
                <text:p>0.022091</text:p>
              </table:table-cell>
              <table:table-cell office:value-type="float" office:value="0.025029">
                <text:p>0.025029</text:p>
              </table:table-cell>
            </table:table-row>
            <table:table-row>
              <table:table-cell office:value-type="string">
                <text:p>10:13:51</text:p>
              </table:table-cell>
              <table:table-cell office:value-type="float" office:value="0.021087">
                <text:p>0.021087</text:p>
              </table:table-cell>
              <table:table-cell office:value-type="float" office:value="0.009427">
                <text:p>0.009427</text:p>
              </table:table-cell>
            </table:table-row>
            <table:table-row>
              <table:table-cell office:value-type="string">
                <text:p>10:13:52</text:p>
              </table:table-cell>
              <table:table-cell office:value-type="float" office:value="0.011197">
                <text:p>0.011197</text:p>
              </table:table-cell>
              <table:table-cell office:value-type="float" office:value="0.003736">
                <text:p>0.003736</text:p>
              </table:table-cell>
            </table:table-row>
            <table:table-row>
              <table:table-cell office:value-type="string">
                <text:p>10:13:53</text:p>
              </table:table-cell>
              <table:table-cell office:value-type="float" office:value="0.010426">
                <text:p>0.010426</text:p>
              </table:table-cell>
              <table:table-cell office:value-type="float" office:value="0.001852">
                <text:p>0.001852</text:p>
              </table:table-cell>
            </table:table-row>
            <table:table-row>
              <table:table-cell office:value-type="string">
                <text:p>10:13:54</text:p>
              </table:table-cell>
              <table:table-cell office:value-type="float" office:value="0.009639">
                <text:p>0.009639</text:p>
              </table:table-cell>
              <table:table-cell office:value-type="float" office:value="0.002133">
                <text:p>0.002133</text:p>
              </table:table-cell>
            </table:table-row>
            <table:table-row>
              <table:table-cell office:value-type="string">
                <text:p>10:13:55</text:p>
              </table:table-cell>
              <table:table-cell office:value-type="float" office:value="0.010092">
                <text:p>0.010092</text:p>
              </table:table-cell>
              <table:table-cell office:value-type="float" office:value="0.003058">
                <text:p>0.003058</text:p>
              </table:table-cell>
            </table:table-row>
            <table:table-row>
              <table:table-cell office:value-type="string">
                <text:p>10:13:56</text:p>
              </table:table-cell>
              <table:table-cell office:value-type="float" office:value="0.011077">
                <text:p>0.011077</text:p>
              </table:table-cell>
              <table:table-cell office:value-type="float" office:value="0.003823">
                <text:p>0.003823</text:p>
              </table:table-cell>
            </table:table-row>
            <table:table-row>
              <table:table-cell office:value-type="string">
                <text:p>10:13:57</text:p>
              </table:table-cell>
              <table:table-cell office:value-type="float" office:value="0.012255">
                <text:p>0.012255</text:p>
              </table:table-cell>
              <table:table-cell office:value-type="float" office:value="0.003161">
                <text:p>0.003161</text:p>
              </table:table-cell>
            </table:table-row>
            <table:table-row>
              <table:table-cell office:value-type="string">
                <text:p>10:13:58</text:p>
              </table:table-cell>
              <table:table-cell office:value-type="float" office:value="0.01038">
                <text:p>0.01038</text:p>
              </table:table-cell>
              <table:table-cell office:value-type="float" office:value="0.004931">
                <text:p>0.004931</text:p>
              </table:table-cell>
            </table:table-row>
            <table:table-row>
              <table:table-cell office:value-type="string">
                <text:p>10:13:59</text:p>
              </table:table-cell>
              <table:table-cell office:value-type="float" office:value="0.010633">
                <text:p>0.010633</text:p>
              </table:table-cell>
              <table:table-cell office:value-type="float" office:value="0.005235">
                <text:p>0.005235</text:p>
              </table:table-cell>
            </table:table-row>
            <table:table-row>
              <table:table-cell office:value-type="string">
                <text:p>10:14:00</text:p>
              </table:table-cell>
              <table:table-cell office:value-type="float" office:value="0.008782">
                <text:p>0.008782</text:p>
              </table:table-cell>
              <table:table-cell office:value-type="float" office:value="0.001599">
                <text:p>0.001599</text:p>
              </table:table-cell>
            </table:table-row>
            <table:table-row>
              <table:table-cell office:value-type="string">
                <text:p>10:14:01</text:p>
              </table:table-cell>
              <table:table-cell office:value-type="float" office:value="0.009181">
                <text:p>0.009181</text:p>
              </table:table-cell>
              <table:table-cell office:value-type="float" office:value="0.000829">
                <text:p>0.000829</text:p>
              </table:table-cell>
            </table:table-row>
            <table:table-row>
              <table:table-cell office:value-type="string">
                <text:p>10:14:02</text:p>
              </table:table-cell>
              <table:table-cell office:value-type="float" office:value="0.008896">
                <text:p>0.008896</text:p>
              </table:table-cell>
              <table:table-cell office:value-type="float" office:value="0.00083">
                <text:p>0.00083</text:p>
              </table:table-cell>
            </table:table-row>
            <table:table-row>
              <table:table-cell office:value-type="string">
                <text:p>10:14:03</text:p>
              </table:table-cell>
              <table:table-cell office:value-type="float" office:value="0.009125">
                <text:p>0.009125</text:p>
              </table:table-cell>
              <table:table-cell office:value-type="float" office:value="0.002353">
                <text:p>0.002353</text:p>
              </table:table-cell>
            </table:table-row>
            <table:table-row>
              <table:table-cell office:value-type="string">
                <text:p>10:14:04</text:p>
              </table:table-cell>
              <table:table-cell office:value-type="float" office:value="0.009737">
                <text:p>0.009737</text:p>
              </table:table-cell>
              <table:table-cell office:value-type="float" office:value="0.002377">
                <text:p>0.002377</text:p>
              </table:table-cell>
            </table:table-row>
            <table:table-row>
              <table:table-cell office:value-type="string">
                <text:p>10:14:05</text:p>
              </table:table-cell>
              <table:table-cell office:value-type="float" office:value="0.009588">
                <text:p>0.009588</text:p>
              </table:table-cell>
              <table:table-cell office:value-type="float" office:value="0.003393">
                <text:p>0.003393</text:p>
              </table:table-cell>
            </table:table-row>
            <table:table-row>
              <table:table-cell office:value-type="string">
                <text:p>10:14:06</text:p>
              </table:table-cell>
              <table:table-cell office:value-type="float" office:value="0.011834">
                <text:p>0.011834</text:p>
              </table:table-cell>
              <table:table-cell office:value-type="float" office:value="0.004394">
                <text:p>0.004394</text:p>
              </table:table-cell>
            </table:table-row>
            <table:table-row>
              <table:table-cell office:value-type="string">
                <text:p>10:14:07</text:p>
              </table:table-cell>
              <table:table-cell office:value-type="float" office:value="0.016624">
                <text:p>0.016624</text:p>
              </table:table-cell>
              <table:table-cell office:value-type="float" office:value="0.003019">
                <text:p>0.003019</text:p>
              </table:table-cell>
            </table:table-row>
            <table:table-row>
              <table:table-cell office:value-type="string">
                <text:p>10:14:08</text:p>
              </table:table-cell>
              <table:table-cell office:value-type="float" office:value="0.009886">
                <text:p>0.009886</text:p>
              </table:table-cell>
              <table:table-cell office:value-type="float" office:value="0.002109">
                <text:p>0.002109</text:p>
              </table:table-cell>
            </table:table-row>
            <table:table-row>
              <table:table-cell office:value-type="string">
                <text:p>10:14:09</text:p>
              </table:table-cell>
              <table:table-cell office:value-type="float" office:value="0.012236">
                <text:p>0.012236</text:p>
              </table:table-cell>
              <table:table-cell office:value-type="float" office:value="0.002495">
                <text:p>0.002495</text:p>
              </table:table-cell>
            </table:table-row>
            <table:table-row>
              <table:table-cell office:value-type="string">
                <text:p>10:14:10</text:p>
              </table:table-cell>
              <table:table-cell office:value-type="float" office:value="0.010413">
                <text:p>0.010413</text:p>
              </table:table-cell>
              <table:table-cell office:value-type="float" office:value="0.002712">
                <text:p>0.002712</text:p>
              </table:table-cell>
            </table:table-row>
            <table:table-row>
              <table:table-cell office:value-type="string">
                <text:p>10:14:11</text:p>
              </table:table-cell>
              <table:table-cell office:value-type="float" office:value="0.016473">
                <text:p>0.016473</text:p>
              </table:table-cell>
              <table:table-cell office:value-type="float" office:value="0.004807">
                <text:p>0.004807</text:p>
              </table:table-cell>
            </table:table-row>
            <table:table-row>
              <table:table-cell office:value-type="string">
                <text:p>10:14:12</text:p>
              </table:table-cell>
              <table:table-cell office:value-type="float" office:value="0.011101">
                <text:p>0.011101</text:p>
              </table:table-cell>
              <table:table-cell office:value-type="float" office:value="0.002516">
                <text:p>0.002516</text:p>
              </table:table-cell>
            </table:table-row>
            <table:table-row>
              <table:table-cell office:value-type="string">
                <text:p>10:14:13</text:p>
              </table:table-cell>
              <table:table-cell office:value-type="float" office:value="0.011479">
                <text:p>0.011479</text:p>
              </table:table-cell>
              <table:table-cell office:value-type="float" office:value="0.0053">
                <text:p>0.0053</text:p>
              </table:table-cell>
            </table:table-row>
            <table:table-row>
              <table:table-cell office:value-type="string">
                <text:p>10:14:14</text:p>
              </table:table-cell>
              <table:table-cell office:value-type="float" office:value="0.010934">
                <text:p>0.010934</text:p>
              </table:table-cell>
              <table:table-cell office:value-type="float" office:value="0.004464">
                <text:p>0.004464</text:p>
              </table:table-cell>
            </table:table-row>
            <table:table-row>
              <table:table-cell office:value-type="string">
                <text:p>10:14:15</text:p>
              </table:table-cell>
              <table:table-cell office:value-type="float" office:value="0.010615">
                <text:p>0.010615</text:p>
              </table:table-cell>
              <table:table-cell office:value-type="float" office:value="0.003445">
                <text:p>0.003445</text:p>
              </table:table-cell>
            </table:table-row>
            <table:table-row>
              <table:table-cell office:value-type="string">
                <text:p>10:14:16</text:p>
              </table:table-cell>
              <table:table-cell office:value-type="float" office:value="0.010581">
                <text:p>0.010581</text:p>
              </table:table-cell>
              <table:table-cell office:value-type="float" office:value="0.002345">
                <text:p>0.002345</text:p>
              </table:table-cell>
            </table:table-row>
            <table:table-row>
              <table:table-cell office:value-type="string">
                <text:p>10:14:17</text:p>
              </table:table-cell>
              <table:table-cell office:value-type="float" office:value="0.012456">
                <text:p>0.012456</text:p>
              </table:table-cell>
              <table:table-cell office:value-type="float" office:value="0.005463">
                <text:p>0.005463</text:p>
              </table:table-cell>
            </table:table-row>
            <table:table-row>
              <table:table-cell office:value-type="string">
                <text:p>10:14:18</text:p>
              </table:table-cell>
              <table:table-cell office:value-type="float" office:value="0.012527">
                <text:p>0.012527</text:p>
              </table:table-cell>
              <table:table-cell office:value-type="float" office:value="0.003542">
                <text:p>0.003542</text:p>
              </table:table-cell>
            </table:table-row>
            <table:table-row>
              <table:table-cell office:value-type="string">
                <text:p>10:14:19</text:p>
              </table:table-cell>
              <table:table-cell office:value-type="float" office:value="0.012624">
                <text:p>0.012624</text:p>
              </table:table-cell>
              <table:table-cell office:value-type="float" office:value="0.002079">
                <text:p>0.002079</text:p>
              </table:table-cell>
            </table:table-row>
            <table:table-row>
              <table:table-cell office:value-type="string">
                <text:p>10:14:20</text:p>
              </table:table-cell>
              <table:table-cell office:value-type="float" office:value="0.010427">
                <text:p>0.010427</text:p>
              </table:table-cell>
              <table:table-cell office:value-type="float" office:value="0.002181">
                <text:p>0.002181</text:p>
              </table:table-cell>
            </table:table-row>
            <table:table-row>
              <table:table-cell office:value-type="string">
                <text:p>10:14:21</text:p>
              </table:table-cell>
              <table:table-cell office:value-type="float" office:value="0.01225">
                <text:p>0.01225</text:p>
              </table:table-cell>
              <table:table-cell office:value-type="float" office:value="0.006776">
                <text:p>0.0067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74cm" svg:y="0.315cm" chart:style-name="ch2">
          <text:p>bytes</text:p>
        </chart:title>
        <chart:legend chart:legend-position="end" svg:x="14.398cm" svg:y="4.227cm" style:legend-expansion="high" chart:style-name="ch3"/>
        <chart:plot-area chart:style-name="ch4" table:cell-range-address="time.B1:time.B102 time.F1:time.F102" chart:data-source-has-labels="both" svg:x="0.32cm" svg:y="1.248cm" svg:width="13.758cm" svg:height="7.572cm">
          <chartooo:coordinate-region svg:x="1.682cm" svg:y="1.248cm" svg:width="12.396cm" svg:height="5.97cm"/>
          <chart:axis chart:dimension="x" chart:name="primary-x" chart:style-name="ch5" chartooo:axis-type="auto">
            <chartooo:date-scale/>
            <chart:categories table:cell-range-address="time.B2:time.B10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ime.F2:time.F102" chart:label-cell-address="time.F1:time.F1" chart:class="chart:ba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time.F1:time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:12:42</text:p>
                <draw:g>
                  <svg:desc>time.B2:time.B102</svg:desc>
                </draw:g>
              </table:table-cell>
              <table:table-cell office:value-type="float" office:value="61931">
                <text:p>61931</text:p>
                <draw:g>
                  <svg:desc>time.F2:time.F102</svg:desc>
                </draw:g>
              </table:table-cell>
            </table:table-row>
            <table:table-row>
              <table:table-cell office:value-type="string">
                <text:p>10:12:43</text:p>
              </table:table-cell>
              <table:table-cell office:value-type="float" office:value="31589">
                <text:p>31589</text:p>
              </table:table-cell>
            </table:table-row>
            <table:table-row>
              <table:table-cell office:value-type="string">
                <text:p>10:12:44</text:p>
              </table:table-cell>
              <table:table-cell office:value-type="float" office:value="38841">
                <text:p>38841</text:p>
              </table:table-cell>
            </table:table-row>
            <table:table-row>
              <table:table-cell office:value-type="string">
                <text:p>10:12:45</text:p>
              </table:table-cell>
              <table:table-cell office:value-type="float" office:value="28906">
                <text:p>28906</text:p>
              </table:table-cell>
            </table:table-row>
            <table:table-row>
              <table:table-cell office:value-type="string">
                <text:p>10:12:46</text:p>
              </table:table-cell>
              <table:table-cell office:value-type="float" office:value="52324">
                <text:p>52324</text:p>
              </table:table-cell>
            </table:table-row>
            <table:table-row>
              <table:table-cell office:value-type="string">
                <text:p>10:12:47</text:p>
              </table:table-cell>
              <table:table-cell office:value-type="float" office:value="63912">
                <text:p>63912</text:p>
              </table:table-cell>
            </table:table-row>
            <table:table-row>
              <table:table-cell office:value-type="string">
                <text:p>10:12:48</text:p>
              </table:table-cell>
              <table:table-cell office:value-type="float" office:value="101148">
                <text:p>101148</text:p>
              </table:table-cell>
            </table:table-row>
            <table:table-row>
              <table:table-cell office:value-type="string">
                <text:p>10:12:49</text:p>
              </table:table-cell>
              <table:table-cell office:value-type="float" office:value="61998">
                <text:p>61998</text:p>
              </table:table-cell>
            </table:table-row>
            <table:table-row>
              <table:table-cell office:value-type="string">
                <text:p>10:12:50</text:p>
              </table:table-cell>
              <table:table-cell office:value-type="float" office:value="64373">
                <text:p>64373</text:p>
              </table:table-cell>
            </table:table-row>
            <table:table-row>
              <table:table-cell office:value-type="string">
                <text:p>10:12:51</text:p>
              </table:table-cell>
              <table:table-cell office:value-type="float" office:value="56696">
                <text:p>56696</text:p>
              </table:table-cell>
            </table:table-row>
            <table:table-row>
              <table:table-cell office:value-type="string">
                <text:p>10:12:52</text:p>
              </table:table-cell>
              <table:table-cell office:value-type="float" office:value="92869">
                <text:p>92869</text:p>
              </table:table-cell>
            </table:table-row>
            <table:table-row>
              <table:table-cell office:value-type="string">
                <text:p>10:12:53</text:p>
              </table:table-cell>
              <table:table-cell office:value-type="float" office:value="112628">
                <text:p>112628</text:p>
              </table:table-cell>
            </table:table-row>
            <table:table-row>
              <table:table-cell office:value-type="string">
                <text:p>10:12:54</text:p>
              </table:table-cell>
              <table:table-cell office:value-type="float" office:value="97582">
                <text:p>97582</text:p>
              </table:table-cell>
            </table:table-row>
            <table:table-row>
              <table:table-cell office:value-type="string">
                <text:p>10:12:55</text:p>
              </table:table-cell>
              <table:table-cell office:value-type="float" office:value="70560">
                <text:p>70560</text:p>
              </table:table-cell>
            </table:table-row>
            <table:table-row>
              <table:table-cell office:value-type="string">
                <text:p>10:12:56</text:p>
              </table:table-cell>
              <table:table-cell office:value-type="float" office:value="73191">
                <text:p>73191</text:p>
              </table:table-cell>
            </table:table-row>
            <table:table-row>
              <table:table-cell office:value-type="string">
                <text:p>10:12:57</text:p>
              </table:table-cell>
              <table:table-cell office:value-type="float" office:value="73467">
                <text:p>73467</text:p>
              </table:table-cell>
            </table:table-row>
            <table:table-row>
              <table:table-cell office:value-type="string">
                <text:p>10:12:58</text:p>
              </table:table-cell>
              <table:table-cell office:value-type="float" office:value="76498">
                <text:p>76498</text:p>
              </table:table-cell>
            </table:table-row>
            <table:table-row>
              <table:table-cell office:value-type="string">
                <text:p>10:12:59</text:p>
              </table:table-cell>
              <table:table-cell office:value-type="float" office:value="58870">
                <text:p>58870</text:p>
              </table:table-cell>
            </table:table-row>
            <table:table-row>
              <table:table-cell office:value-type="string">
                <text:p>10:13:00</text:p>
              </table:table-cell>
              <table:table-cell office:value-type="float" office:value="42670">
                <text:p>42670</text:p>
              </table:table-cell>
            </table:table-row>
            <table:table-row>
              <table:table-cell office:value-type="string">
                <text:p>10:13:01</text:p>
              </table:table-cell>
              <table:table-cell office:value-type="float" office:value="24483">
                <text:p>24483</text:p>
              </table:table-cell>
            </table:table-row>
            <table:table-row>
              <table:table-cell office:value-type="string">
                <text:p>10:13:02</text:p>
              </table:table-cell>
              <table:table-cell office:value-type="float" office:value="48279">
                <text:p>48279</text:p>
              </table:table-cell>
            </table:table-row>
            <table:table-row>
              <table:table-cell office:value-type="string">
                <text:p>10:13:03</text:p>
              </table:table-cell>
              <table:table-cell office:value-type="float" office:value="29146">
                <text:p>29146</text:p>
              </table:table-cell>
            </table:table-row>
            <table:table-row>
              <table:table-cell office:value-type="string">
                <text:p>10:13:04</text:p>
              </table:table-cell>
              <table:table-cell office:value-type="float" office:value="52046">
                <text:p>52046</text:p>
              </table:table-cell>
            </table:table-row>
            <table:table-row>
              <table:table-cell office:value-type="string">
                <text:p>10:13:05</text:p>
              </table:table-cell>
              <table:table-cell office:value-type="float" office:value="64986">
                <text:p>64986</text:p>
              </table:table-cell>
            </table:table-row>
            <table:table-row>
              <table:table-cell office:value-type="string">
                <text:p>10:13:06</text:p>
              </table:table-cell>
              <table:table-cell office:value-type="float" office:value="49581">
                <text:p>49581</text:p>
              </table:table-cell>
            </table:table-row>
            <table:table-row>
              <table:table-cell office:value-type="string">
                <text:p>10:13:07</text:p>
              </table:table-cell>
              <table:table-cell office:value-type="float" office:value="77822">
                <text:p>77822</text:p>
              </table:table-cell>
            </table:table-row>
            <table:table-row>
              <table:table-cell office:value-type="string">
                <text:p>10:13:08</text:p>
              </table:table-cell>
              <table:table-cell office:value-type="float" office:value="30498">
                <text:p>30498</text:p>
              </table:table-cell>
            </table:table-row>
            <table:table-row>
              <table:table-cell office:value-type="string">
                <text:p>10:13:09</text:p>
              </table:table-cell>
              <table:table-cell office:value-type="float" office:value="31589">
                <text:p>31589</text:p>
              </table:table-cell>
            </table:table-row>
            <table:table-row>
              <table:table-cell office:value-type="string">
                <text:p>10:13:10</text:p>
              </table:table-cell>
              <table:table-cell office:value-type="float" office:value="41642">
                <text:p>41642</text:p>
              </table:table-cell>
            </table:table-row>
            <table:table-row>
              <table:table-cell office:value-type="string">
                <text:p>10:13:11</text:p>
              </table:table-cell>
              <table:table-cell office:value-type="float" office:value="70964">
                <text:p>70964</text:p>
              </table:table-cell>
            </table:table-row>
            <table:table-row>
              <table:table-cell office:value-type="string">
                <text:p>10:13:12</text:p>
              </table:table-cell>
              <table:table-cell office:value-type="float" office:value="76982">
                <text:p>76982</text:p>
              </table:table-cell>
            </table:table-row>
            <table:table-row>
              <table:table-cell office:value-type="string">
                <text:p>10:13:13</text:p>
              </table:table-cell>
              <table:table-cell office:value-type="float" office:value="35809">
                <text:p>35809</text:p>
              </table:table-cell>
            </table:table-row>
            <table:table-row>
              <table:table-cell office:value-type="string">
                <text:p>10:13:14</text:p>
              </table:table-cell>
              <table:table-cell office:value-type="float" office:value="22057">
                <text:p>22057</text:p>
              </table:table-cell>
            </table:table-row>
            <table:table-row>
              <table:table-cell office:value-type="string">
                <text:p>10:13:15</text:p>
              </table:table-cell>
              <table:table-cell office:value-type="float" office:value="62924">
                <text:p>62924</text:p>
              </table:table-cell>
            </table:table-row>
            <table:table-row>
              <table:table-cell office:value-type="string">
                <text:p>10:13:16</text:p>
              </table:table-cell>
              <table:table-cell office:value-type="float" office:value="53690">
                <text:p>53690</text:p>
              </table:table-cell>
            </table:table-row>
            <table:table-row>
              <table:table-cell office:value-type="string">
                <text:p>10:13:17</text:p>
              </table:table-cell>
              <table:table-cell office:value-type="float" office:value="63936">
                <text:p>63936</text:p>
              </table:table-cell>
            </table:table-row>
            <table:table-row>
              <table:table-cell office:value-type="string">
                <text:p>10:13:18</text:p>
              </table:table-cell>
              <table:table-cell office:value-type="float" office:value="58738">
                <text:p>58738</text:p>
              </table:table-cell>
            </table:table-row>
            <table:table-row>
              <table:table-cell office:value-type="string">
                <text:p>10:13:19</text:p>
              </table:table-cell>
              <table:table-cell office:value-type="float" office:value="117714">
                <text:p>117714</text:p>
              </table:table-cell>
            </table:table-row>
            <table:table-row>
              <table:table-cell office:value-type="string">
                <text:p>10:13:20</text:p>
              </table:table-cell>
              <table:table-cell office:value-type="float" office:value="116394">
                <text:p>116394</text:p>
              </table:table-cell>
            </table:table-row>
            <table:table-row>
              <table:table-cell office:value-type="string">
                <text:p>10:13:21</text:p>
              </table:table-cell>
              <table:table-cell office:value-type="float" office:value="45979">
                <text:p>45979</text:p>
              </table:table-cell>
            </table:table-row>
            <table:table-row>
              <table:table-cell office:value-type="string">
                <text:p>10:13:22</text:p>
              </table:table-cell>
              <table:table-cell office:value-type="float" office:value="59897">
                <text:p>59897</text:p>
              </table:table-cell>
            </table:table-row>
            <table:table-row>
              <table:table-cell office:value-type="string">
                <text:p>10:13:23</text:p>
              </table:table-cell>
              <table:table-cell office:value-type="float" office:value="73080">
                <text:p>73080</text:p>
              </table:table-cell>
            </table:table-row>
            <table:table-row>
              <table:table-cell office:value-type="string">
                <text:p>10:13:24</text:p>
              </table:table-cell>
              <table:table-cell office:value-type="float" office:value="66328">
                <text:p>66328</text:p>
              </table:table-cell>
            </table:table-row>
            <table:table-row>
              <table:table-cell office:value-type="string">
                <text:p>10:13:25</text:p>
              </table:table-cell>
              <table:table-cell office:value-type="float" office:value="45861">
                <text:p>45861</text:p>
              </table:table-cell>
            </table:table-row>
            <table:table-row>
              <table:table-cell office:value-type="string">
                <text:p>10:13:26</text:p>
              </table:table-cell>
              <table:table-cell office:value-type="float" office:value="63249">
                <text:p>63249</text:p>
              </table:table-cell>
            </table:table-row>
            <table:table-row>
              <table:table-cell office:value-type="string">
                <text:p>10:13:27</text:p>
              </table:table-cell>
              <table:table-cell office:value-type="float" office:value="103130">
                <text:p>103130</text:p>
              </table:table-cell>
            </table:table-row>
            <table:table-row>
              <table:table-cell office:value-type="string">
                <text:p>10:13:28</text:p>
              </table:table-cell>
              <table:table-cell office:value-type="float" office:value="129162">
                <text:p>129162</text:p>
              </table:table-cell>
            </table:table-row>
            <table:table-row>
              <table:table-cell office:value-type="string">
                <text:p>10:13:29</text:p>
              </table:table-cell>
              <table:table-cell office:value-type="float" office:value="74586">
                <text:p>74586</text:p>
              </table:table-cell>
            </table:table-row>
            <table:table-row>
              <table:table-cell office:value-type="string">
                <text:p>10:13:30</text:p>
              </table:table-cell>
              <table:table-cell office:value-type="float" office:value="77917">
                <text:p>77917</text:p>
              </table:table-cell>
            </table:table-row>
            <table:table-row>
              <table:table-cell office:value-type="string">
                <text:p>10:13:31</text:p>
              </table:table-cell>
              <table:table-cell office:value-type="float" office:value="47612">
                <text:p>47612</text:p>
              </table:table-cell>
            </table:table-row>
            <table:table-row>
              <table:table-cell office:value-type="string">
                <text:p>10:13:32</text:p>
              </table:table-cell>
              <table:table-cell office:value-type="float" office:value="58099">
                <text:p>58099</text:p>
              </table:table-cell>
            </table:table-row>
            <table:table-row>
              <table:table-cell office:value-type="string">
                <text:p>10:13:33</text:p>
              </table:table-cell>
              <table:table-cell office:value-type="float" office:value="78792">
                <text:p>78792</text:p>
              </table:table-cell>
            </table:table-row>
            <table:table-row>
              <table:table-cell office:value-type="string">
                <text:p>10:13:34</text:p>
              </table:table-cell>
              <table:table-cell office:value-type="float" office:value="40973">
                <text:p>40973</text:p>
              </table:table-cell>
            </table:table-row>
            <table:table-row>
              <table:table-cell office:value-type="string">
                <text:p>10:13:35</text:p>
              </table:table-cell>
              <table:table-cell office:value-type="float" office:value="77030">
                <text:p>77030</text:p>
              </table:table-cell>
            </table:table-row>
            <table:table-row>
              <table:table-cell office:value-type="string">
                <text:p>10:13:36</text:p>
              </table:table-cell>
              <table:table-cell office:value-type="float" office:value="130329">
                <text:p>130329</text:p>
              </table:table-cell>
            </table:table-row>
            <table:table-row>
              <table:table-cell office:value-type="string">
                <text:p>10:13:37</text:p>
              </table:table-cell>
              <table:table-cell office:value-type="float" office:value="117746">
                <text:p>117746</text:p>
              </table:table-cell>
            </table:table-row>
            <table:table-row>
              <table:table-cell office:value-type="string">
                <text:p>10:13:38</text:p>
              </table:table-cell>
              <table:table-cell office:value-type="float" office:value="39608">
                <text:p>39608</text:p>
              </table:table-cell>
            </table:table-row>
            <table:table-row>
              <table:table-cell office:value-type="string">
                <text:p>10:13:39</text:p>
              </table:table-cell>
              <table:table-cell office:value-type="float" office:value="22140">
                <text:p>22140</text:p>
              </table:table-cell>
            </table:table-row>
            <table:table-row>
              <table:table-cell office:value-type="string">
                <text:p>10:13:40</text:p>
              </table:table-cell>
              <table:table-cell office:value-type="float" office:value="75262">
                <text:p>75262</text:p>
              </table:table-cell>
            </table:table-row>
            <table:table-row>
              <table:table-cell office:value-type="string">
                <text:p>10:13:41</text:p>
              </table:table-cell>
              <table:table-cell office:value-type="float" office:value="86668">
                <text:p>86668</text:p>
              </table:table-cell>
            </table:table-row>
            <table:table-row>
              <table:table-cell office:value-type="string">
                <text:p>10:13:42</text:p>
              </table:table-cell>
              <table:table-cell office:value-type="float" office:value="57133">
                <text:p>57133</text:p>
              </table:table-cell>
            </table:table-row>
            <table:table-row>
              <table:table-cell office:value-type="string">
                <text:p>10:13:43</text:p>
              </table:table-cell>
              <table:table-cell office:value-type="float" office:value="97388">
                <text:p>97388</text:p>
              </table:table-cell>
            </table:table-row>
            <table:table-row>
              <table:table-cell office:value-type="string">
                <text:p>10:13:44</text:p>
              </table:table-cell>
              <table:table-cell office:value-type="float" office:value="62111">
                <text:p>62111</text:p>
              </table:table-cell>
            </table:table-row>
            <table:table-row>
              <table:table-cell office:value-type="string">
                <text:p>10:13:45</text:p>
              </table:table-cell>
              <table:table-cell office:value-type="float" office:value="98140">
                <text:p>98140</text:p>
              </table:table-cell>
            </table:table-row>
            <table:table-row>
              <table:table-cell office:value-type="string">
                <text:p>10:13:46</text:p>
              </table:table-cell>
              <table:table-cell office:value-type="float" office:value="98621">
                <text:p>98621</text:p>
              </table:table-cell>
            </table:table-row>
            <table:table-row>
              <table:table-cell office:value-type="string">
                <text:p>10:13:47</text:p>
              </table:table-cell>
              <table:table-cell office:value-type="float" office:value="73276">
                <text:p>73276</text:p>
              </table:table-cell>
            </table:table-row>
            <table:table-row>
              <table:table-cell office:value-type="string">
                <text:p>10:13:48</text:p>
              </table:table-cell>
              <table:table-cell office:value-type="float" office:value="53665">
                <text:p>53665</text:p>
              </table:table-cell>
            </table:table-row>
            <table:table-row>
              <table:table-cell office:value-type="string">
                <text:p>10:13:49</text:p>
              </table:table-cell>
              <table:table-cell office:value-type="float" office:value="87605">
                <text:p>87605</text:p>
              </table:table-cell>
            </table:table-row>
            <table:table-row>
              <table:table-cell office:value-type="string">
                <text:p>10:13:50</text:p>
              </table:table-cell>
              <table:table-cell office:value-type="float" office:value="231516">
                <text:p>231516</text:p>
              </table:table-cell>
            </table:table-row>
            <table:table-row>
              <table:table-cell office:value-type="string">
                <text:p>10:13:51</text:p>
              </table:table-cell>
              <table:table-cell office:value-type="float" office:value="145954">
                <text:p>145954</text:p>
              </table:table-cell>
            </table:table-row>
            <table:table-row>
              <table:table-cell office:value-type="string">
                <text:p>10:13:52</text:p>
              </table:table-cell>
              <table:table-cell office:value-type="float" office:value="58929">
                <text:p>58929</text:p>
              </table:table-cell>
            </table:table-row>
            <table:table-row>
              <table:table-cell office:value-type="string">
                <text:p>10:13:53</text:p>
              </table:table-cell>
              <table:table-cell office:value-type="float" office:value="40413">
                <text:p>40413</text:p>
              </table:table-cell>
            </table:table-row>
            <table:table-row>
              <table:table-cell office:value-type="string">
                <text:p>10:13:54</text:p>
              </table:table-cell>
              <table:table-cell office:value-type="float" office:value="48645">
                <text:p>48645</text:p>
              </table:table-cell>
            </table:table-row>
            <table:table-row>
              <table:table-cell office:value-type="string">
                <text:p>10:13:55</text:p>
              </table:table-cell>
              <table:table-cell office:value-type="float" office:value="64252">
                <text:p>64252</text:p>
              </table:table-cell>
            </table:table-row>
            <table:table-row>
              <table:table-cell office:value-type="string">
                <text:p>10:13:56</text:p>
              </table:table-cell>
              <table:table-cell office:value-type="float" office:value="72966">
                <text:p>72966</text:p>
              </table:table-cell>
            </table:table-row>
            <table:table-row>
              <table:table-cell office:value-type="string">
                <text:p>10:13:57</text:p>
              </table:table-cell>
              <table:table-cell office:value-type="float" office:value="68558">
                <text:p>68558</text:p>
              </table:table-cell>
            </table:table-row>
            <table:table-row>
              <table:table-cell office:value-type="string">
                <text:p>10:13:58</text:p>
              </table:table-cell>
              <table:table-cell office:value-type="float" office:value="83677">
                <text:p>83677</text:p>
              </table:table-cell>
            </table:table-row>
            <table:table-row>
              <table:table-cell office:value-type="string">
                <text:p>10:13:59</text:p>
              </table:table-cell>
              <table:table-cell office:value-type="float" office:value="71518">
                <text:p>71518</text:p>
              </table:table-cell>
            </table:table-row>
            <table:table-row>
              <table:table-cell office:value-type="string">
                <text:p>10:14:00</text:p>
              </table:table-cell>
              <table:table-cell office:value-type="float" office:value="38730">
                <text:p>38730</text:p>
              </table:table-cell>
            </table:table-row>
            <table:table-row>
              <table:table-cell office:value-type="string">
                <text:p>10:14:01</text:p>
              </table:table-cell>
              <table:table-cell office:value-type="float" office:value="21196">
                <text:p>21196</text:p>
              </table:table-cell>
            </table:table-row>
            <table:table-row>
              <table:table-cell office:value-type="string">
                <text:p>10:14:02</text:p>
              </table:table-cell>
              <table:table-cell office:value-type="float" office:value="23414">
                <text:p>23414</text:p>
              </table:table-cell>
            </table:table-row>
            <table:table-row>
              <table:table-cell office:value-type="string">
                <text:p>10:14:03</text:p>
              </table:table-cell>
              <table:table-cell office:value-type="float" office:value="32366">
                <text:p>32366</text:p>
              </table:table-cell>
            </table:table-row>
            <table:table-row>
              <table:table-cell office:value-type="string">
                <text:p>10:14:04</text:p>
              </table:table-cell>
              <table:table-cell office:value-type="float" office:value="52794">
                <text:p>52794</text:p>
              </table:table-cell>
            </table:table-row>
            <table:table-row>
              <table:table-cell office:value-type="string">
                <text:p>10:14:05</text:p>
              </table:table-cell>
              <table:table-cell office:value-type="float" office:value="51304">
                <text:p>51304</text:p>
              </table:table-cell>
            </table:table-row>
            <table:table-row>
              <table:table-cell office:value-type="string">
                <text:p>10:14:06</text:p>
              </table:table-cell>
              <table:table-cell office:value-type="float" office:value="72487">
                <text:p>72487</text:p>
              </table:table-cell>
            </table:table-row>
            <table:table-row>
              <table:table-cell office:value-type="string">
                <text:p>10:14:07</text:p>
              </table:table-cell>
              <table:table-cell office:value-type="float" office:value="64349">
                <text:p>64349</text:p>
              </table:table-cell>
            </table:table-row>
            <table:table-row>
              <table:table-cell office:value-type="string">
                <text:p>10:14:08</text:p>
              </table:table-cell>
              <table:table-cell office:value-type="float" office:value="47612">
                <text:p>47612</text:p>
              </table:table-cell>
            </table:table-row>
            <table:table-row>
              <table:table-cell office:value-type="string">
                <text:p>10:14:09</text:p>
              </table:table-cell>
              <table:table-cell office:value-type="float" office:value="50398">
                <text:p>50398</text:p>
              </table:table-cell>
            </table:table-row>
            <table:table-row>
              <table:table-cell office:value-type="string">
                <text:p>10:14:10</text:p>
              </table:table-cell>
              <table:table-cell office:value-type="float" office:value="62115">
                <text:p>62115</text:p>
              </table:table-cell>
            </table:table-row>
            <table:table-row>
              <table:table-cell office:value-type="string">
                <text:p>10:14:11</text:p>
              </table:table-cell>
              <table:table-cell office:value-type="float" office:value="81841">
                <text:p>81841</text:p>
              </table:table-cell>
            </table:table-row>
            <table:table-row>
              <table:table-cell office:value-type="string">
                <text:p>10:14:12</text:p>
              </table:table-cell>
              <table:table-cell office:value-type="float" office:value="55468">
                <text:p>55468</text:p>
              </table:table-cell>
            </table:table-row>
            <table:table-row>
              <table:table-cell office:value-type="string">
                <text:p>10:14:13</text:p>
              </table:table-cell>
              <table:table-cell office:value-type="float" office:value="83956">
                <text:p>83956</text:p>
              </table:table-cell>
            </table:table-row>
            <table:table-row>
              <table:table-cell office:value-type="string">
                <text:p>10:14:14</text:p>
              </table:table-cell>
              <table:table-cell office:value-type="float" office:value="72106">
                <text:p>72106</text:p>
              </table:table-cell>
            </table:table-row>
            <table:table-row>
              <table:table-cell office:value-type="string">
                <text:p>10:14:15</text:p>
              </table:table-cell>
              <table:table-cell office:value-type="float" office:value="73175">
                <text:p>73175</text:p>
              </table:table-cell>
            </table:table-row>
            <table:table-row>
              <table:table-cell office:value-type="string">
                <text:p>10:14:16</text:p>
              </table:table-cell>
              <table:table-cell office:value-type="float" office:value="48736">
                <text:p>48736</text:p>
              </table:table-cell>
            </table:table-row>
            <table:table-row>
              <table:table-cell office:value-type="string">
                <text:p>10:14:17</text:p>
              </table:table-cell>
              <table:table-cell office:value-type="float" office:value="70173">
                <text:p>70173</text:p>
              </table:table-cell>
            </table:table-row>
            <table:table-row>
              <table:table-cell office:value-type="string">
                <text:p>10:14:18</text:p>
              </table:table-cell>
              <table:table-cell office:value-type="float" office:value="52927">
                <text:p>52927</text:p>
              </table:table-cell>
            </table:table-row>
            <table:table-row>
              <table:table-cell office:value-type="string">
                <text:p>10:14:19</text:p>
              </table:table-cell>
              <table:table-cell office:value-type="float" office:value="52270">
                <text:p>52270</text:p>
              </table:table-cell>
            </table:table-row>
            <table:table-row>
              <table:table-cell office:value-type="string">
                <text:p>10:14:20</text:p>
              </table:table-cell>
              <table:table-cell office:value-type="float" office:value="54663">
                <text:p>54663</text:p>
              </table:table-cell>
            </table:table-row>
            <table:table-row>
              <table:table-cell office:value-type="string">
                <text:p>10:14:21</text:p>
              </table:table-cell>
              <table:table-cell office:value-type="float" office:value="82751">
                <text:p>827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42cm" svg:y="0.315cm" chart:style-name="ch2">
          <text:p>100 second test</text:p>
        </chart:title>
        <chart:legend chart:legend-position="end" svg:x="12.777cm" svg:y="4.227cm" style:legend-expansion="high" chart:style-name="ch3"/>
        <chart:plot-area chart:style-name="ch4" table:cell-range-address="time.B2:time.B102 time.G1:time.G102" chart:data-source-has-labels="both" svg:x="0.32cm" svg:y="1.248cm" svg:width="12.137cm" svg:height="7.572cm">
          <chartooo:coordinate-region svg:x="1.379cm" svg:y="1.248cm" svg:width="11.078cm" svg:height="5.97cm"/>
          <chart:axis chart:dimension="x" chart:name="primary-x" chart:style-name="ch5" chartooo:axis-type="auto">
            <chartooo:date-scale/>
            <chart:categories table:cell-range-address="time.B2:time.B10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ime.G2:time.G102" chart:label-cell-address="time.G1:time.G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ime.G1:time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:12:42</text:p>
                <draw:g>
                  <svg:desc>time.B2:time.B102</svg:desc>
                </draw:g>
              </table:table-cell>
              <table:table-cell office:value-type="float" office:value="149">
                <text:p>149</text:p>
                <draw:g>
                  <svg:desc>time.G2:time.G102</svg:desc>
                </draw:g>
              </table:table-cell>
            </table:table-row>
            <table:table-row>
              <table:table-cell office:value-type="string">
                <text:p>10:12:4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2:4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2:4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2:4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2:4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2: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2:4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2:5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2:5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2:5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2:5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2:5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2: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2:5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2:5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2:5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2:5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3: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3:0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3:0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3:0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3:0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3:0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3:0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3:0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3:0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3:0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3:1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3:1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3:1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3:1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3:1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3:1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3:1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3:1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3:1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3:1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3:2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3:2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3:2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3:2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3:2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3:2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3:2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3:2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3:2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3:2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3:3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3:3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3:3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3:3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3:3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3:3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3:3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3:3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3:3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3:3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3:4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3:4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3:4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3:4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3:4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3:4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3:4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3:4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3: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3:4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3:5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3:5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3:5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3:5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3:5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3: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3:5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3:5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3:5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3:5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4: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4:0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4:0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4:0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4:0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4:0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4:0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4:0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4:0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4:0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4:1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4:1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4:1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4:1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4:1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4:1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4:1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4:1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4:1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4:1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4:2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:14:21</text:p>
              </table:table-cell>
              <table:table-cell office:value-type="float" office:value="199">
                <text:p>1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